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 svg:font-family="'PT Serif'"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wrapper">
          <text:section text:style-name="Sect1" text:name="content">
            <text:p text:style-name="Standard"/>
            <text:section text:style-name="Sect1" text:name="post-49">
              <text:h text:style-name="Heading_20_1" text:outline-level="1">Episode 9</text:h>
              <text:p text:style-name="Text_20_body">Jacob Applebaum is a staff research scientist at the University of Washington, and a developer and advocate for the Tor Project, which is an online anonymity system for everyday people to fight against surveillance and against internet censorship. Jacob believes that everybody has the right to read, without restriction, and the right to speak freely, with no exception. In 2010, when Julian Assange couldn’t deliver a talk in New York, Jacob gave the talk instead. Since then, he has been harrassed by the U.S. government: interrogated at airports, subjected to invasive pat-downs while being threatened with prison rape by law enforcement officials, had his equipment confiscated and his online services subject to secret subpoena. Jacob is uncowed by these measures, and remains an outspoken advocate of freedom of expression, and a vocal supporter of WikiLeaks.</text:p>
              <text:p text:style-name="Text_20_body">Andy Mueller-Maguhn is a long time member of the Chaos Computer Club in Germany, and a former spokesman. He is a specialist on surveillance, working in a journalistic capacity on the surveillance industry with his project wiki, buggedplanet.info. Andy works in cryptographic communications, and runs a company called Cryptophone, which markets secure voice communication devices to commercial clients. </text:p>
              <text:p text:style-name="Text_20_body">Jeremie Zimmermann is the co-founder and spokesperson for the citizen advocacy group La Quadrature du Net, the most prominent European organization defending anonymity rights online and promoting awareness of regulatory attacks on online freedoms. Jeremie works to build tools for the public to use to take part in public debate and to try to change things. He is mostly involved with the copyright wars, the debate around net neutrality and other regulatory issues that are crucial for the future of a free internet. Shortly after sitting for his interview on The World Tomorrow he was stopped by two FBI officers while leaving the United States, and was interrogated about Assange and WikiLeaks.</text:p>
              <text:p text:style-name="Text_20_body"><text:span text:style-name="Strong_20_Emphasis">Links to Networks Hosting the Show</text:span><text:line-break/><text:a xlink:type="simple" xlink:href="http://assange.rt.com/">RT – English</text:a> – <text:a xlink:type="simple" xlink:href="http://rt.com/on-air">live</text:a><text:line-break/><text:a xlink:type="simple" xlink:href="http://assange.rt.com/ar">RT – Arabic</text:a> – <text:a xlink:type="simple" xlink:href="http://arabic.rt.com/live">live</text:a><text:line-break/><text:a xlink:type="simple" xlink:href="http://assange.rt.com/ru">RT – Russian</text:a><text:line-break/><text:a xlink:type="simple" xlink:href="http://assange.rt.com/es">RT – Spanish</text:a> – <text:a xlink:type="simple" xlink:href="http://actualidad.rt.com/mas/envivo">live</text:a><text:line-break/><text:a xlink:type="simple" xlink:href="http://speciali.espresso.repubblica.it/interattivi/assange-il-mondo-di-domani/assange-chi-vincera-la-guerra-della-rete.html">L’Espresso – Italian</text:a></text:p>
              <text:p text:style-name="Text_20_body"><text:span text:style-name="Strong_20_Emphasis">Full Original Transcript</text:span></text:p>
              <text:p text:style-name="Text_20_body"><text:span text:style-name="Emphasis">JULIAN:</text:span><text:line-break/>Alright, alright. Jerry… Jeremie, go on…</text:p>
              <text:p text:style-name="Text_20_body">[18:41:46.02]<text:line-break/><text:line-break/><text:span text:style-name="Emphasis">JEREMIE:</text:span><text:line-break/>Before you go to negative please. I would like to agree with Andy. I would like to agree with you. I think that architecture matters and that this is central to everything we stand <text:soft-page-break/>for but that this is a message that we have a responsibility to convey to the public, because we understand it, as hackers, as technicians who build the internet every day and play with it. And I think this is why – and maybe this is a way to…to win the hearts and minds of the younger generations – I think this is why the copyright wars are so essential, because with peer-to-peer technologies, since Napster in ’99, people just understood – got it – that by sharing files between individuals…</text:p>
              <text:p text:style-name="Text_20_body"><text:soft-page-break/>[18:42:36.22]<text:line-break/><text:span text:style-name="Emphasis">JULIAN:</text:span><text:line-break/>You’re a criminal, yeah.</text:p>
              <text:p text:style-name="Text_20_body">[18:42:38.17]<text:line-break/><text:span text:style-name="Emphasis">JEREMIE:</text:span><text:line-break/>No, you build better culture. People who partici… </text:p>
              <text:p text:style-name="Text_20_body">[18:42:41.22]<text:line-break/><text:span text:style-name="Emphasis">JULIAN:</text:span><text:line-break/>No, you’re a criminal. [laughs]</text:p>
              <text:p text:style-name="Text_20_body">[18:42:42.21]<text:line-break/><text:span text:style-name="Emphasis">JEREMIE:</text:span><text:line-break/>That’s the storytelling, but if you build…</text:p>
              <text:p text:style-name="Text_20_body">[18:42:43.03]<text:line-break/><text:span text:style-name="Emphasis">ANDY:</text:span><text:line-break/>Mo, no, no, no, no…</text:p>
              <text:p text:style-name="Text_20_body">[18:42:44.11]<text:line-break/><text:span text:style-name="Emphasis">JEREMIE:</text:span>:<text:line-break/>But if you build a better culture for yourself, everybody will use Napster. </text:p>
              <text:p text:style-name="Text_20_body"><text:span text:style-name="Emphasis">ANDY:</text:span><text:line-break/>No, they… the hi..</text:p>
              <text:p text:style-name="Text_20_body"><text:span text:style-name="Emphasis">JEREMIE:</text:span><text:line-break/>Let me finish now please…</text:p>
              <text:p text:style-name="Text_20_body">[18:42:50.22]<text:line-break/><text:soft-page-break/><text:span text:style-name="Emphasis">ANDY:</text:span><text:line-break/>The history of the human race and the history of culture is the history of copying thoughts…</text:p>
              <text:p text:style-name="Text_20_body"><text:span text:style-name="Emphasis">JEREMIE:</text:span><text:line-break/>Exactly, exactly!</text:p>
              <text:p text:style-name="Text_20_body"><text:span text:style-name="Emphasis">ANDY:</text:span><text:line-break/>… modifying and processing them further on…</text:p>
              <text:p text:style-name="Text_20_body"><text:span text:style-name="Emphasis">JEREMIE:</text:span><text:line-break/>Culture is meant to be shared.</text:p>
              <text:p text:style-name="Text_20_body"><text:span text:style-name="Emphasis">ANDY:</text:span><text:line-break/>… and if you call it stealing, then you’re like all the cynical… er, yeah, yeah.</text:p>
              <text:p text:style-name="Text_20_body">[18:43:05.02]<text:line-break/><text:span text:style-name="Emphasis">JULIAN:</text:span><text:line-break/>Well, we’ve had… we’ve had in the West since, in fact, the 1950s we’ve had industrial culture. Our culture has become an industrial product.</text:p>
              <text:p text:style-name="Text_20_body"><text:span text:style-name="Emphasis">JEREMIE:</text:span><text:line-break/>No, but… I…</text:p>
              <text:p text:style-name="Text_20_body">[18:43:14.18]<text:line-break/><text:span text:style-name="Emphasis">ANDY:</text:span><text:line-break/>I mean, let me take your thoughts, I copy your thoughts, I modify them, I process them further on… </text:p>
              <text:p text:style-name="Text_20_body"><text:span text:style-name="Emphasis">JEREMIE:</text:span><text:line-break/>We are feeding the troll here.</text:p>
              <text:p text:style-name="Text_20_body"><text:span text:style-name="Emphasis">ANDY:</text:span><text:line-break/>If you want to copyright and restrict your thoughts, well…</text:p>
              <text:p text:style-name="Text_20_body">[18:43:21.05]<text:line-break/><text:span text:style-name="Emphasis">JEREMIE:</text:span><text:line-break/>We are feeding the troll here because he’s playing the devil’s advocate here and he’s doing it very good, so yes…</text:p>
              <text:p text:style-name="Text_20_body"><text:span text:style-name="Emphasis">JAKE:</text:span><text:line-break/>I’m not biting.</text:p>
              <text:p text:style-name="Text_20_body"><text:span text:style-name="Emphasis">ANDY:</text:span><text:line-break/>Someone has to.</text:p>
              <text:p text:style-name="Text_20_body"><text:span text:style-name="Emphasis">JAKE:</text:span><text:line-break/>I’m not biting.</text:p>
              <text:p text:style-name="Text_20_body"><text:span text:style-name="Emphasis">JEREMIE:</text:span><text:line-break/>Yes, I know, yes… in the political…</text:p>
              <text:p text:style-name="Text_20_body">[18:43:27.22]<text:line-break/><text:span text:style-name="Emphasis">JAKE:</text:span><text:line-break/>I mean, it’s such obvious bullshit.</text:p>
              <text:p text:style-name="Text_20_body"><text:soft-page-break/>[18:43:30.17]<text:line-break/><text:span text:style-name="Emphasis">JEREMIE:</text:span><text:line-break/>Yeah, I know, it is bullshit. In the political storytelling it is called stealing, but I want to make my point here. That everybody who used Napster back in ’99 became a music fan and then went to concerts and became a descriptor telling everybody ‘Oh, you should listen to those people, you should go to that concert’ and so on. So people have had a practical example on how peer-to-peer technology decentralised architectural. Actually, Napster was a bit centralised back in the time, but set the… set the ID of a decentralised architecture. Everybody had a concrete example where a decentralised architecture brought good to society, and when it is about sharing culture it is exactly the same when it is about sharing knowledge. And sharing of knowledge is what we’re talking about when we’re talking about routing around censorship, or just about going through the political storytelling to… to build better democratic system and to… to make society better. So, we have examples where decentralised services and sharing between individuals makes things better – and the counter-example is the devil’s advocate you were playing, where an industry comes and says ‘Oh, this is stealing and this is killing everybody, killing actors, killing Hollywood, killing cinema, killing kittens and everything’. And they have won battles in the past and now we may be about to win the ACTA battle and – I once again have to disagree with the devil’s advocate you’ve been playing earlier – is that if we win against ACTA, that has been so far the greatest example of circumventing of democracy, of sitting on the face of parliament and the international institutions, sitting on the face of public opinion and impose… unacceptable measures through the back door – if we manage to kick that out, then we will set a precedent, then we will have an opportunity to push for a positive agenda, when we will see… we will say ‘ACTA is over. Now let’s go do something that really goes in the favour of public’, and we’re working towards that and some conservative members of the European Parliament today now understands it. Understands that individuals when they share things, when they share files without a profit, shouldn’t be enforced, shouldn’t go to jail, shouldn’t be punished. And so I think that if we manage that one we have a strong case for exposing to the rest of the world that the sharing of knowledge, the sharing information makes things better, and that we have to promote it and not fight it, and that any attempt to – whether it’s legislative or from a dictator or from a company – to hurt our ability to share information and share knowledge in a decentralised way must be opposed period, and I think we can build momentum. </text:p>
              <text:p text:style-name="Text_20_body">[18:46:25.18]<text:line-break/><text:span text:style-name="Emphasis">JULIAN:</text:span><text:line-break/>What did you think when you saw this PIPA/SOPA… so this big debate that occurred about a new legislation proposed in the Congress to create sort of financial embargoes and internet blockades on behalf of US industries…?</text:p>
              <text:p text:style-name="Text_20_body">[18:46:43.15]<text:line-break/><text:span text:style-name="Emphasis">JAKE:</text:span><text:line-break/>[inaudible]<text:line-break/>WikiLeaks. It was created specifically to attack WikiLeaks and WikiLeaks-related or WikiLeaks-like things that exist.</text:p>
              <text:p text:style-name="Text_20_body"><text:soft-page-break/>[18:46:51.19]<text:line-break/><text:span text:style-name="Emphasis">JULIAN:</text:span><text:line-break/>Yeah. In Congress the blockade against us was specifically mentioned as a effective tool to… for [inaudible]</text:p>
              <text:p text:style-name="Text_20_body"><text:span text:style-name="Emphasis">JAKE:</text:span><text:line-break/>Yeah, I mean…</text:p>
              <text:p text:style-name="Text_20_body">[18:46:58.04]<text:line-break/><text:span text:style-name="Emphasis">JEREMIE:</text:span><text:line-break/>And it was about giving this tool to Hollywood, and…</text:p>
              <text:p text:style-name="Text_20_body">[18:47:01.08]<text:line-break/><text:span text:style-name="Emphasis">JULIAN:</text:span><text:line-break/>So… we had… we had a big community campaign against it and eventually Google and Wikipedia and a bunch of others joined that campaign but I didn’t… I didn’t go: ‘Ok, that’s great, we’ve won that battle’, I… that scared the hell out of me, because I saw that Google suddenly saw itself as a political player and not just a distributor, and it felt that tremendous, enormous power over Congress.</text:p>
              <text:p text:style-name="Text_20_body">[18:47:33.22]<text:line-break/><text:span text:style-name="Emphasis">JEREMIE:</text:span><text:line-break/>Google was… Google was just one bit of the SOPA and PIPA position…</text:p>
              <text:p text:style-name="Text_20_body">[18:47:34.10]<text:line-break/><text:span text:style-name="Emphasis">JAKE:</text:span><text:line-break/>Yeah, but hang on, Tumblr, I think, made more of an impact than Google did.</text:p>
              <text:p text:style-name="Text_20_body">[18:47:37.10]<text:line-break/><text:span text:style-name="Emphasis">ANDY:</text:span><text:line-break/>Tumblr and Wikipedia and tons of individual actions, very small actions you may never have heard of, but there were… there were thousands of them being parallelised – going in the same direction – and that’s, again, decentralised. That’s decentralised political action, decentralised political movement that we’ve witnessed. Google may have been the biggest actor that you’ve noticed among the others but I think it’s more that the…</text:p>
              <text:p text:style-name="Text_20_body">[18:48:03.20]<text:line-break/><text:span text:style-name="Emphasis">JULIAN:</text:span><text:line-break/>Well, it’s what… what Congress said that it noticed.</text:p>
              <text:p text:style-name="Text_20_body">[18:48:08.04]<text:line-break/><text:span text:style-name="Emphasis">JAKE:</text:span><text:line-break/>So, I think one thing that’s worth mentioning… I mean, I take a little bit of an issue of what you said earlier because you essentially promote the idea of a political vanguard. I mean, I don’t think you meant to do that but you did, and I just wanted to stop you right there, because the peer-to-peer movement is explicitly against a political vanguard. It’s the idea that we are all peers and we can share between each other; we may provide different services or we may provide different functionality. But I was going to quote Ross Anderson earlier, and once Ross Anderson said, he said to me: ‘When I joined the peer-to-peer movement 50 years ago’ [all laugh]<text:line-break/><text:soft-page-break/>– which I thought was a fantastic opener – he explained that he wanted to ensure that we never un-invented the printing press. Because, you know, part of the thing here is that as we start to centralise services, as we start to centralise control of information systems, we actually do start to un-invent the printing press in the sense when that, you know, the Encyclopaedia Britannica no longer prints books and they only print CDs – boy, if you don’t have a general-purpose computer that can read those CDs – you don’t have access to that knowledge. Now, in the case of the Encyclopaedia Britannica it doesn’t matter because we have the Wikipedia and we have a lot of other material…</text:p>
              <text:p text:style-name="Text_20_body">[18:49:11.10]<text:line-break/><text:span text:style-name="Emphasis">ANDY:</text:span><text:line-break/>[coughs in disagreement]</text:p>
              <text:p text:style-name="Text_20_body">[18:49:16.08]<text:line-break/><text:span text:style-name="Emphasis">JAKE:</text:span><text:line-break/>But I don’t think we’re as a society that we’re ready…</text:p>
              <text:p text:style-name="Text_20_body"><text:span text:style-name="Emphasis">JEREMIE:</text:span><text:line-break/>You’re coughing… [all talk over each other]</text:p>
              <text:p text:style-name="Text_20_body">[18:49:20.12]<text:line-break/><text:span text:style-name="Emphasis">JAKE:</text:span><text:line-break/>Well, I don’t think we’re ready…</text:p>
              <text:p text:style-name="Text_20_body">[18:49:26.20]<text:line-break/><text:span text:style-name="Emphasis">ANDY:</text:span><text:line-break/>I’m not sure Wikipedia is all the way good compared as a resource. I mean, I don’t trust a single page there that I didn’t write myself. I should because…</text:p>
              <text:p text:style-name="Text_20_body">[laughter]</text:p>
              <text:p text:style-name="Text_20_body">[18:49:32.18]<text:line-break/><text:span text:style-name="Emphasis">JAKE:</text:span><text:line-break/>But the Encyclopaedia Britannica is no different. It’s just one source of many, and what matters is verification of the data. All I mean to say is that we… we, you know, we should not promote this idea of vanguard because it is very dangerous. Right, just because people understand technology…</text:p>
              <text:p text:style-name="Text_20_body">[18:49:46.16]<text:line-break/><text:span text:style-name="Emphasis">JULIAN:</text:span><text:line-break/>Well, hang on, I’m not… Why?</text:p>
              <text:p text:style-name="Text_20_body">[18:49:48.09]<text:line-break/><text:span text:style-name="Emphasis">JAKE:</text:span><text:line-break/>Well, I’ll tell you… where…</text:p>
              <text:p text:style-name="Text_20_body"><text:span text:style-name="Emphasis">JULIAN:</text:span><text:line-break/>I mean, I’m a bit of a vanguard… What’s the problem with them?</text:p>
              <text:p text:style-name="Text_20_body">[18:49:52.05]<text:line-break/><text:span text:style-name="Emphasis">JEREMIE:</text:span><text:line-break/>I’m not talking about vanguards, I’m just saying that we have new tools between our <text:soft-page-break/>hands. I mean, we were mentioning the printing press. Another visionary, maybe less known in the non-French speaking world, a friend of mine B. J. Mameilleur, said the printing press taught the people how to read, the internet taught the people how to write.</text:p>
              <text:p text:style-name="Text_20_body"><text:span text:style-name="Emphasis">JAKE:</text:span><text:line-break/>F’sure.</text:p>
              <text:p text:style-name="Text_20_body"><text:span text:style-name="Emphasis">JEREMIE:</text:span><text:line-break/>… and this is something very new, this is a new ability for everyone to be able to write and express itself and, of course…</text:p>
              <text:p text:style-name="Text_20_body">[18:50:20.23]<text:line-break/><text:span text:style-name="Emphasis">ANDY:</text:span><text:line-break/>Yes, but filtering is becoming even more important these days so…</text:p>
              <text:p text:style-name="Text_20_body">[all talk over each other]</text:p>
              <text:p text:style-name="Text_20_body"><text:span text:style-name="Emphasis">JEREMIE:</text:span><text:line-break/>Yeah, but… but filtering </text:p>
              <text:p text:style-name="Text_20_body"><text:span text:style-name="Emphasis">JULIAN:</text:span><text:line-break/>Who taught them how to filter? That’s what’s… yeah.</text:p>
              <text:p text:style-name="Text_20_body"><text:span text:style-name="Emphasis">ANDY:</text:span><text:line-break/>I mean, understanding and entertaining and…</text:p>
              <text:p text:style-name="Text_20_body"><text:span text:style-name="Emphasis">JEREMIE:</text:span><text:line-break/>But filtering belongs to… of course, of course.</text:p>
              <text:p text:style-name="Text_20_body">[18:50:32.14]<text:line-break/><text:span text:style-name="Emphasis">JEREMIE:</text:span><text:line-break/>Sure, sure because everybody talks, and many people say bullshit, and as Larry Lessig and I guess so many other teachers will tell you, we learn people… we teach people how to write but when students give their papers 99 point something per cent of them are crap, but nevertheless we teach them how to write, and so, of course, people say bullshit on the internet – that’s obvious – but to be able to use this ability to express yourself in public makes you over time more and more constructed in your way of speaking, more and more able to participate in complex discussions and all the phenomenons we’re describing are built around engineered complexity that we need to break down into small parts in order to be able to understand and debate it serenely, and so on and so on. It’s not about a political vanguard, it’s about channelling through the political system, this new ability that we all have between our hands to express ourselves, to share our thoughts, to participate in the sharing of knowledge without being a member of a political party, of a media company or whatever you needed as centralised structure in the past to be able to express yourself.</text:p>
              <text:p text:style-name="Text_20_body">[18:51:46.14]<text:line-break/><text:span text:style-name="Emphasis">JULIAN:</text:span><text:line-break/>I want to look at the three basic freedoms. So, when I interviewed the head of Hezbollah Hassan Nasrallah there was a question as to whether Hezbollah had become…</text:p>
              <text:p text:style-name="Text_20_body">[18:52:03.14]<text:line-break/><text:soft-page-break/><text:span text:style-name="Emphasis">JAKE:</text:span><text:line-break/>Where’s that fucking drone strike? What’s that up there?</text:p>
              <text:p text:style-name="Text_20_body">[18:52:05.10]<text:line-break/><text:span text:style-name="Emphasis">JULIAN:</text:span><text:line-break/>Well, he has his own kind of house arrest as well because he can’t leave his secret location, but um…</text:p>
              <text:p text:style-name="Text_20_body">[18:52:08.01]<text:line-break/><text:span text:style-name="Emphasis">JAKE:</text:span><text:line-break/>I’m not sure that I would make that comparison. Please don’t make that comparison.</text:p>
              <text:p text:style-name="Text_20_body">[18:52:10.20]<text:line-break/><text:span text:style-name="Emphasis">ANDY:</text:span><text:line-break/>You can edit that out, right?</text:p>
              <text:p text:style-name="Text_20_body">[18:52:16.02]<text:line-break/><text:span text:style-name="Emphasis">JULIAN:</text:span><text:line-break/>No, no, no, no, no. So there’s a question whether Hezbollah…</text:p>
              <text:p text:style-name="Text_20_body">[18:52:16.20]<text:line-break/><text:span text:style-name="Emphasis">ANDY:</text:span><text:line-break/>[coughs in disagreement]<text:line-break/>But, but, but, but… </text:p>
              <text:p text:style-name="Text_20_body"><text:span text:style-name="Emphasis">JAKE:</text:span><text:line-break/>Sorry guys…</text:p>
              <text:p text:style-name="Text_20_body"><text:span text:style-name="Emphasis">ANDY:</text:span><text:line-break/>[inaudible]<text:line-break/>drone strike. Ok, we have some whisky. [All laugh]</text:p>
              <text:p text:style-name="Text_20_body">[18:52:25.17]<text:line-break/><text:span text:style-name="Emphasis">JULIAN:</text:span><text:line-break/>… whether Hezbollah has the ingredients of a State – so, has it actually become a State? – and this is something that is mentioned in the US Embassy cables, that Hezbollah has developed its own fibre-optic network in south Lebanon. So, it has the three primary ingredients of a State – it has control over armed force within a particular region, it has a communications infrastructure that it has control over, and it has a financial infrastructure that it has control over. And we can also think about this as some kind of three basic liberties – the liberty of freedom of movement, physical freedom of movement, your ability to travel from one place to another, to not have armed force deployed against you. We can think about the liberty of freedom of thought, freedom of communication, which is inherently wrapped up in freedom of thought… inherently wrapped up in… if there is a pressure that might apply to you on the privacy of the communication that you’re having because if there’s a threat against you for speaking publicly, the only way to safeguard your right to communicate is to communicate privately. And finally, the liberty of freedom of economic interaction and this… the freedom of economic interaction is also coupled, like the freedom of communication, to the privacy of economic interaction. So, WikiLeaks has suffered from this extraordinary <text:soft-page-break/>financial blockade and that’s an example of interference in our freedom of economic interaction. So can one of you speak a little bit about…</text:p>
              <text:p text:style-name="Text_20_body"><text:span text:style-name="Emphasis">ANDY:</text:span><text:line-break/>Hmm. So, that’s one other dimension…</text:p>
              <text:p text:style-name="Text_20_body"><text:span text:style-name="Emphasis">JULIAN:</text:span><text:line-break/>… about these ideas that have been brewing in the Cypher Punks since 1990s of trying to provide this very important third freedom, which is the freedom of economic interaction.</text:p>
              <text:p text:style-name="Text_20_body">[18:54:13.11]<text:line-break/><text:span text:style-name="Emphasis">JEREMIE:</text:span><text:line-break/>Yeah, but why would you need only three financial freedoms? I mean, in my European Charter for Fundamental Rights there are more… [inaudible]</text:p>
              <text:p text:style-name="Text_20_body">[18:54:21.06]<text:line-break/><text:span text:style-name="Emphasis">JULIAN:</text:span><text:line-break/>Because I think… I thinkmost… I think many of these are derivative. So, from the freedom of communication you can… every other freedom becomes known, so it’s a funda…</text:p>
              <text:p text:style-name="Text_20_body">[18:54:30.05]<text:line-break/><text:span text:style-name="Emphasis">JAKE:</text:span><text:line-break/>That’s the freedom to read and the freedom to write, for example. So that’s the freedom to speak and the freedom to be able to read and the right to read any book…</text:p>
              <text:p text:style-name="Text_20_body">[18:54:35.19]<text:line-break/><text:span text:style-name="Emphasis">JULIAN:</text:span><text:line-break/>… and it’s the freedom of thought because this communication is meaningless unless there’s freedom of thought.</text:p>
              <text:p text:style-name="Text_20_body">[18:54:41.03]<text:line-break/><text:span text:style-name="Emphasis">JEREMIE:</text:span><text:line-break/>But obviously would be contained in freedom of thought because… </text:p>
              <text:p text:style-name="Text_20_body">[all talk over each other]</text:p>
              <text:p text:style-name="Text_20_body">[18:54:46.18]<text:line-break/><text:span text:style-name="Emphasis">JULIAN:</text:span><text:line-break/>Privacy becomes important either from a communitarian perspective, which is you need privacy in order to communicate freely and to think freely, or you need it for your economic interaction in some way. So I think these are more derivative freedoms and these – the first three that I already said – are the fundamental freedoms from which other freedoms derive.</text:p>
              <text:p text:style-name="Text_20_body">[18:55:03.06]<text:line-break/><text:span text:style-name="Emphasis">JEREMIE:</text:span><text:line-break/>Well, there is a legal definition to fundamental freedom…</text:p>
              <text:p text:style-name="Text_20_body">[18:55:06.06]<text:line-break/><text:span text:style-name="Emphasis">JULIAN:</text:span><text:line-break/>Yeah, but this is… I’ve… I’ve read the EU Charter and I can tell you that it’s an absolute dog’s breakfast of consensus.</text:p>
              <text:p text:style-name="Text_20_body"><text:soft-page-break/>[18:55:08.18]<text:line-break/><text:span text:style-name="Emphasis">JEREMIE:</text:span><text:line-break/>Yeah, ok, ok and the lobby’s managed to put intellectual property in the…</text:p>
              <text:p text:style-name="Text_20_body">[18:55:11.19]<text:line-break/><text:span text:style-name="Emphasis">JULIAN:</text:span><text:line-break/>All sorts of crazy, crazy things…</text:p>
              <text:p text:style-name="Text_20_body"><text:span text:style-name="Emphasis">JEREMIE:</text:span><text:line-break/>… in the EU Charter.</text:p>
              <text:p text:style-name="Text_20_body">[18:55:17.10]<text:line-break/><text:span text:style-name="Emphasis">ANDY:</text:span><text:line-break/>I do think there is a point where we can agree on, and that is that the money system, the economic infrastructure to interchange money, totally sucks at the moment. And even anybody who just has an eBay account will wildly agree with that – because like what Paypal is doing, what the Visa/MasterCard are doing, is actually putting people in a de facto monopoly situation. Actually, there was this very interesting thing from the cables also, that said that the Russian government tried to negotiate a way that Visa and MasterCard payments from Russian citizens within Russia would have to be processed in Russia and Visa/MasterCard actually refused it.</text:p>
              <text:p text:style-name="Text_20_body">[18:56:05.06]<text:line-break/><text:span text:style-name="Emphasis">JULIAN:</text:span><text:line-break/>Yeah well, the power of the US Embassy and Visa combined was enough to prevent even Russia from coming up with its own domestic payment card system and keeping [inaudible]<text:line-break/>within Russia.</text:p>
              <text:p text:style-name="Text_20_body">[18:56:15.10]<text:line-break/><text:span text:style-name="Emphasis">ANDY:</text:span><text:line-break/>Meaning that even… that even payments from Russian citizens within Russian-to-Russian shops will be processed through American data centres…</text:p>
              <text:p text:style-name="Text_20_body">[18:56:27.11]<text:line-break/><text:span text:style-name="Emphasis">JULIAN:</text:span><text:line-break/>Right. So when… so when Putin goes out to buy a Coke…</text:p>
              <text:p text:style-name="Text_20_body">[18:56:27.19]<text:line-break/><text:span text:style-name="Emphasis">ANDY:</text:span><text:line-break/>… so the US government will have jurisdictional control, or at least insight…</text:p>
              <text:p text:style-name="Text_20_body">[18:56:30.04]<text:line-break/><text:span text:style-name="Emphasis">JULIAN:</text:span><text:line-break/>Yeah, so when Putin goes out to buy a Coke, 30 seconds later it is known in Washington DC. So, this…</text:p>
              <text:p text:style-name="Text_20_body">[18:56:35.18]<text:line-break/><text:span text:style-name="Emphasis">ANDY:</text:span><text:line-break/>And that, of course, is a very unsatisfying situation, independent of the fact if I like the US or not, this is just a very central, dangerous thing to have a central place where all <text:soft-page-break/>payments are stored because it invites de facto to all kinds of usage of that data.</text:p>
              <text:p text:style-name="Text_20_body">[18:56:54.22]<text:line-break/><text:span text:style-name="Emphasis">JAKE:</text:span><text:line-break/>Well, with architecture… I mean, one of the fundamental things the Cypher Punks recognised is that the architecture actually defines the political situation, so if you have a centralised architecture even if the best people in the world are in control of it, is it attracts arseholes and those arseholes do things with their power that the original designers would not do, and it’s important to know that that goes for money…</text:p>
              <text:p text:style-name="Text_20_body">[18:57:12.09]<text:line-break/><text:span text:style-name="Emphasis">JULIAN:</text:span><text:line-break/>Like oil wells in Saudi Arabia as well, the curse of oil….</text:p>
              <text:p text:style-name="Text_20_body">[18:57:18.06]<text:line-break/><text:span text:style-name="Emphasis">JAKE:</text:span><text:line-break/>For example, or in Calgary. I mean, it’s like it’s… you know, no matter where we look we can see, especially with financial systems, that… that effectively even if the people have the best of intentions, it doesn’t matter. I mean, the architecture is the truth, it’s the truth of the internet with regard to communications. The so-called lawful intercept systems, which is just a nice way of saying spying on people. Right? That stuff was built, I think…</text:p>
              <text:p text:style-name="Text_20_body">[18:57:43.14]<text:line-break/><text:span text:style-name="Emphasis">JULIAN:</text:span><text:line-break/>Well, it’s a euphemism, lawful interception…</text:p>
              <text:p text:style-name="Text_20_body">[18:57:46.20]<text:line-break/><text:span text:style-name="Emphasis">JAKE:</text:span><text:line-break/>Yeah absolutely, like lawful murder. </text:p>
              <text:p text:style-name="Text_20_body"><text:span text:style-name="Emphasis">ANDY:</text:span><text:line-break/>Or lawful torture.</text:p>
              <text:p text:style-name="Text_20_body"><text:span text:style-name="Emphasis">JAKE:</text:span><text:line-break/>You’ve heard about the lawful drone strikes on American citizens by the US president, Obama? You know, when he killed Anwar al-Awlaki’s 16 year old son in Yemen – that’s lawful murder, or targeted killing as they put it, right? So, so-called lawful intercept is the same thing – you just put lawful in front of everything and then all of a sudden because the State does it it’s legitimate but it’s in fact the architecture of the State that allows them to do that at all. And it’s the architecture of the laws and the architecture of the technology just as the same as it’s the architecture of financial systems, and what the Cypher Punks wanted to do was to create systems where we compensate each other in a truly free way where it was not possible to interfere. Like Chaumian currencies – although I think, you know, you could argue that they are more centralised than is necessary, you know, the idea there is to be able to create anonymous currencies, right, as opposed to Visa and MasterCard, which is a tracking currency. </text:p>
              <text:p text:style-name="Text_20_body">[18:58:37.10]<text:line-break/><text:span text:style-name="Emphasis">JULIAN:</text:span><text:line-break/>So, basically electronic cash but without, say, serial numbers on the cash.</text:p>
              <text:p text:style-name="Text_20_body"><text:soft-page-break/>[18:58:41.19]<text:line-break/><text:span text:style-name="Emphasis">JAKE:</text:span><text:line-break/>Or serial numbers that allow you to validate that it’s valid currency but it doesn’t allow you to know that you paid Andy or what the amount was necessarily.</text:p>
              <text:p text:style-name="Text_20_body">[18:58:52.11]<text:line-break/><text:span text:style-name="Emphasis">JEREMIE:</text:span><text:line-break/>It’s recreating cash in the digital world, actually. I mean…</text:p>
              <text:p text:style-name="Text_20_body">[18:58:55.16]<text:line-break/><text:span text:style-name="Emphasis">JULIAN:</text:span><text:line-break/>So this is… this is a sort of a basic freedom, or a basic liberty that we’ve had in traditional societies that were exchanging items of value whether they’re [inaudible]<text:line-break/>items like cash or whether they’re…</text:p>
              <text:p text:style-name="Text_20_body">[18:59:06.01]<text:line-break/><text:span text:style-name="Emphasis">ANDY:</text:span><text:line-break/>Well, this is the, sad to say, unsolved problem of the electronic world right now… there is a still a project trying to…</text:p>
              <text:p text:style-name="Text_20_body">[18:59:11.04]<text:line-break/><text:span text:style-name="Emphasis">JULIAN:</text:span><text:line-break/>This is… this is an issue, isn’t it? </text:p>
              <text:p text:style-name="Text_20_body"><text:span text:style-name="Emphasis">ANDY:</text:span><text:line-break/>Yeah, absolutely.</text:p>
              <text:p text:style-name="Text_20_body"><text:span text:style-name="Emphasis">JULIAN:</text:span><text:line-break/>In our traditional world… in our traditional world we have had to a degree freedom of movement, not so great in some cases, but we have had…</text:p>
              <text:p text:style-name="Text_20_body">[18:59:21.19]<text:line-break/><text:span text:style-name="Emphasis">JAKE:</text:span><text:line-break/>Are you sure, Julian? I feel like your freedom of movement is a classic example of how free we really are.</text:p>
              <text:p text:style-name="Text_20_body">[18:59:26.03]<text:line-break/><text:span text:style-name="Emphasis">JULIAN:</text:span><text:line-break/>Well no, they’re going to put… the UK has announced it’s going to put 100,000 people per year in my condition. 100,000 per year. So… so I think that is collateral to a degree.</text:p>
              <text:p text:style-name="Text_20_body">[18:59:36.01]<text:line-break/><text:span text:style-name="Emphasis">JAKE:</text:span><text:line-break/>This is the reason why my country shot people from this country, you know. I mean, there’s a reason we shot the British. And it still exists today! You know, the tyranny that exists…</text:p>
              <text:p text:style-name="Text_20_body">[18:59:45.21]<text:line-break/><text:span text:style-name="Emphasis">JEREMIE:</text:span><text:line-break/>Yeah, but this is… Let’s not go personal.</text:p>
              <text:p text:style-name="Text_20_body">[18:59:47.11]<text:line-break/><text:soft-page-break/><text:span text:style-name="Emphasis">ANDY:</text:span><text:line-break/>What your country does currently is privatising prisons and guaranteeing, guaranteeing by contracts, the private companies running former US government prisons a specific 90 per cent at least filling rate. So, that is like…</text:p>
              <text:p text:style-name="Text_20_body">[19:00:03.19]<text:line-break/><text:span text:style-name="Emphasis">JULIAN:</text:span><text:line-break/>Yeah. There’s more people in US prisons than there were in the Soviet Union…</text:p>
              <text:p text:style-name="Text_20_body">[19:00:05.12]<text:line-break/><text:span text:style-name="Emphasis">ANDY:</text:span><text:line-break/>I mean, that is like… Yeah, yeah. Well, what is that? That is like capitalism as absurd as it can get.</text:p>
              <text:p text:style-name="Text_20_body">[19:00:16.07]<text:line-break/><text:span text:style-name="Emphasis">JAKE:</text:span><text:line-break/>But that… this is the fallacy… this is this fallacy where, because I object to something that is wrong you can suggest that I am part of something that is equally wrong…</text:p>
              <text:p text:style-name="Text_20_body"><text:span text:style-name="Emphasis">ANDY:</text:span><text:line-break/>No, c’mon.</text:p>
              <text:p text:style-name="Text_20_body"><text:span text:style-name="Emphasis">JAKE:</text:span><text:line-break/>… and I’m not suggesting that the United States is perfect. I think the United States is actually pretty great in a lot of ways, but specifically with regard to the Founding Fathers’ rhetoric, right? I mean…</text:p>
              <text:p text:style-name="Text_20_body">[19:00:31.15]<text:line-break/><text:span text:style-name="Emphasis">JULIAN:</text:span><text:line-break/>Well, the Founding Fathers’ rhetoric is in clear dissolution in the past ten years.</text:p>
              <text:p text:style-name="Text_20_body">[19:00:37.18]<text:line-break/><text:span text:style-name="Emphasis">JAKE:</text:span><text:line-break/>Well I mean, yes, of course. Well, all I mean to say by my comment about British tyranny and the situation…</text:p>
              <text:p text:style-name="Text_20_body"><text:span text:style-name="Emphasis">JULIAN:</text:span><text:line-break/>I agree. I agree.</text:p>
              <text:p text:style-name="Text_20_body"><text:span text:style-name="Emphasis">JAKE:</text:span><text:line-break/>… that you find yourself in, right, is… is just that this is actually a cultural thing. This is where the society comes in and where society is very important, and technology, for example – it’s very difficult for the technology to supplant that – and, with financial issues, it is the most dangerous thing to be working on. I mean, there is a reason that the person that created Bitcoin did so anonymously. You do not want to be the person that invents the first really successful electronic currency.</text:p>
              <text:p text:style-name="Text_20_body">[19:01:09.02]<text:line-break/><text:span text:style-name="Emphasis">JULIAN:</text:span><text:line-break/>Well, the guy who did e-gold ended up being prosecuted.</text:p>
              <text:p text:style-name="Text_20_body">[19:01:12.23]<text:line-break/><text:soft-page-break/><text:span text:style-name="Emphasis">JAKE:</text:span><text:line-break/>I mean, it’s so incredibly frustrating, right, because in a sense this, I mean, I…</text:p>
              <text:p text:style-name="Text_20_body">[19:01:19.04]<text:line-break/><text:span text:style-name="Emphasis">JULIAN:</text:span><text:line-break/>I think we should define these bits, so I want to go back to these… to these three fundamental freedoms: freedom of communication, freedom of movement and freedom of economic interaction. So, if we look at the transition of our global society onto the internet, when we made that transition, the freedom of personal movement is unchanged essentially; the freedom of communication is enhanced tremendously in some ways, in that we now can communicate to many more people, on the other hand, it is also tremendously degraded because there is no privacy anymore, and so our communications can be spied on – and are spied on and stored and, as a result, can be used against us – and so that elementary interaction that we have with people in… physically… is degraded.</text:p>
              <text:p text:style-name="Text_20_body">[19:02:06.04]<text:line-break/><text:span text:style-name="Emphasis">ANDY:</text:span><text:line-break/>Privacy is available but it comes at a cost, yeah.</text:p>
              <text:p text:style-name="Text_20_body">[19:02:09.16]<text:line-break/><text:span text:style-name="Emphasis">JULIAN:</text:span><text:line-break/>Yeah. Yep, so in a sort of militarisation of these sort of interactions. And our economic interactions have suffered precisely the same consequences. So we… the loss of privacy for your… in traditional economic interaction, who knows about it? Well, the people who saw you… the people who saw you go down to the market. Now, who knows about your inter… economic interaction? If you buy with your Visa card something from your nextdoor neighbour, which you could’ve done in a traditional market society almost completely privately, who knows about it now? Well, …</text:p>
              <text:p text:style-name="Text_20_body">[19:02:42.12]<text:line-break/><text:span text:style-name="Emphasis">JAKE:</text:span><text:line-break/>Everybody.</text:p>
              <text:p text:style-name="Text_20_body">[19:02:43.01]<text:line-break/><text:span text:style-name="Emphasis">JULIAN:</text:span><text:line-break/>Everybody knows… they have the data sharing between all the major Western powers, they all know about it and they store it forever. </text:p>
              <text:p text:style-name="Text_20_body">[19:02:49.02]<text:line-break/><text:span text:style-name="Emphasis">ANDY:</text:span><text:line-break/>Julian, it’s not wrong you’re saying, but I’m not sure you can really distinguish between point two and three, because the internet as we have it today is infrastructure for our social, our economic, our cultural, our political, all our things…</text:p>
              <text:p text:style-name="Text_20_body"><text:span text:style-name="Emphasis">JAKE:</text:span><text:line-break/>Certainly the freedom of movement.</text:p>
              <text:p text:style-name="Text_20_body"><text:span text:style-name="Emphasis">ANDY:</text:span><text:line-break/>… so however… however the communication architecture is, the money is just bits. I mean, this is just a usage of the internet, so if the economics system is based on the <text:soft-page-break/>electronic infrastructure, the architecture of the electronic infrastructure, says something how the money flow is going, how it’s been controlled, how it’s been centralised and so on. So, if… </text:p>
              <text:p text:style-name="Text_20_body">[19:03:24.21]<text:line-break/><text:span text:style-name="Emphasis">JULIAN:</text:span><text:line-break/>So, you’re saying if we had privacy… if we had privacy in communication… </text:p>
              <text:p text:style-name="Text_20_body">[both talk together]</text:p>
              <text:p text:style-name="Text_20_body"><text:span text:style-name="Emphasis">ANDY:</text:span><text:line-break/>we had… in a way, the internet… yeah, I mean… yeah.</text:p>
              <text:p text:style-name="Text_20_body"><text:span text:style-name="Emphasis">JULIAN:</text:span><text:line-break/>…if we had an anonymity of community, we had privacy of communication, you’re saying that pretty soon we’d fall out…</text:p>
              <text:p text:style-name="Text_20_body">[19:03:34.13]<text:line-break/><text:span text:style-name="Emphasis">ANDY:</text:span><text:line-break/>We need to re-establish that… we need to re-establish that. I mean, everything has been thrown on the internet. The internet maybe was not even thought for that in the first days but, like, the economic, you know, companies said ‘Well, it’s more cheap to do that with the internet’, the credit card companies, they previously they had the ATM machines out there had like X/25 interfaces so that was a separate network 10/20 years ago and now it’s all TCP/IP because it’s cheaper.</text:p>
              <text:p text:style-name="Text_20_body">[19:04:00.23]<text:line-break/><text:span text:style-name="Emphasis">JAKE:</text:span><text:line-break/>Maybe X/25 was separate for some people. How separate was it for you?</text:p>
              <text:p text:style-name="Text_20_body">[19:04:07.05]<text:line-break/><text:span text:style-name="Emphasis">ANDY:</text:span><text:line-break/>Well, ok. [laughs]<text:line-break/>We’ll talk about X/25 when the cameras are out. But – it still exists, by the way – but what I’m saying is just that the architectural thing of the technology is becoming key issue because it affects all the other areas, and that’s what we need to actually rethink, meaning that if we want a decentral economic way of handling our payments, well, we need to take the infrastructure in our hands, right? So…</text:p>
              <text:p text:style-name="Text_20_body">[19:04:34.00]<text:line-break/><text:span text:style-name="Emphasis">JAKE:</text:span><text:line-break/>Well, the big failing of Bitcoin, which is, you know, …</text:p>
              <text:p text:style-name="Text_20_body">[19:04:35.17]<text:line-break/><text:span text:style-name="Emphasis">JULIAN:</text:span><text:line-break/>What is Bitcoin?</text:p>
              <text:p text:style-name="Text_20_body">[19:04:38.19]<text:line-break/><text:span text:style-name="Emphasis">JAKE:</text:span><text:line-break/>Bitcoin is essentially an electronic currency, which it…</text:p>
              <text:p text:style-name="Text_20_body"><text:span text:style-name="Emphasis">ANDY:</text:span><text:line-break/><text:soft-page-break/>With no inflation. </text:p>
              <text:p text:style-name="Text_20_body"><text:span text:style-name="Emphasis">JAKE:</text:span><text:line-break/>… it tends to do it in a decentralised manner, so instead of having the Federal Reserve you have a bunch of people all across the world that together agree on what reality is, and what their current currency is, and…</text:p>
              <text:p text:style-name="Text_20_body">[19:04:53.14]<text:line-break/><text:span text:style-name="Emphasis">JULIAN:</text:span><text:line-break/>And there’s some computer programmes that help facilitate this.</text:p>
              <text:p text:style-name="Text_20_body">[19:04:55.07]<text:line-break/><text:span text:style-name="Emphasis">JAKE:</text:span><text:line-break/>Yeah, and there’s computer programmes that help facilitate. I want to explain it in a non- technical manner so just, you know, simply what I’ll say is that it’s an electronic currency which is more, in fact, like a commodity than a currency in that people do determine how many Euros it is to one Bitcoin, so it’s a little bit like gold in this regard and there’s, you know, a cost of so-called mining of the Bitcoins, where you, like, do a search on a computer to find a Bitcoin, and the idea is that there’s this computational complexity and it’s tied to the value of the thing. So, you know, in non-technical terms what you could say is it’s a way for me to send you currency and for you to confirm it without Andy really being able to interfere or to stop. There are some problems, though – it’s not actually an anonymous currency, so this is actually a really bad thing in my opinion. Now, there… </text:p>
              <text:p text:style-name="Text_20_body">[19:05:40.07]<text:line-break/><text:span text:style-name="Emphasis">JULIAN:</text:span><text:line-break/>But anyone can create an account so it’s an interesting hybrid where all transactions are public – completely auditable by everyone – but who has created an account is not public.</text:p>
              <text:p text:style-name="Text_20_body">[19:05:55.18]<text:line-break/><text:span text:style-name="Emphasis">JAKE:</text:span><text:line-break/>Well, interestingly, if the people that had created Bitcoin had made it mandatory to use Tor they would have been able… So you don’t create an account, you create, you know, some cryptographic identifiers, it would have been possible if everything went over Tor as a core design that you did have location anonymity, even if you had long-term identifiers that identified you, you could link your transactions together, and so it’s important to define…</text:p>
              <text:p text:style-name="Text_20_body">[19:06:17.23]<text:line-break/><text:span text:style-name="Emphasis">JULIAN:</text:span><text:line-break/>So anyway, this… this is an attempt to provide anonymous currency, but anyway how is this…?</text:p>
              <text:p text:style-name="Text_20_body">[all talk together]</text:p>
              <text:p text:style-name="Text_20_body">[19:06:26.08]<text:line-break/><text:span text:style-name="Emphasis">JEREMIE:</text:span><text:line-break/>Wait, wait, wait, wait… Without entering into the technical considerations – I mean, they are of interest – without entering into the technical considerations we could agree that Bitcoins has excellent concepts but some flaws. It is… it has a deflationist nature, because <text:soft-page-break/>money tends to disappear from Bitcoin, so it cannot work in the long run but it sets concepts that can be improved. It is maybe version 0.7 or 0.8 now.</text:p>
              <text:p text:style-name="Text_20_body">[19:06:56.11]<text:line-break/><text:span text:style-name="Emphasis">JAKE:</text:span><text:line-break/>Yeah, I mean, so David… this is like David Chaum reinvented, right? I mean, David Chaum’s work on…</text:p>
              <text:p text:style-name="Text_20_body">[19:07:01.16]<text:line-break/><text:span text:style-name="Emphasis">JULIAN:</text:span><text:line-break/>But he bit Bacard’s… </text:p>
              <text:p text:style-name="Text_20_body"><text:span text:style-name="Emphasis">ANDY:</text:span><text:line-break/>Rehash.</text:p>
              <text:p text:style-name="Text_20_body"><text:span text:style-name="Emphasis">JULIAN:</text:span><text:line-break/>I mean, there’s been many attempts… there have been many attempts over the past 15 years to introduce anonymous digital currency…</text:p>
              <text:p text:style-name="Text_20_body">[19:07:08.06]<text:line-break/><text:span text:style-name="Emphasis">ANDY:</text:span><text:line-break/>Well, Bitcoin was the most successful one for the last ten years, I would say…</text:p>
              <text:p text:style-name="Text_20_body">[19:07:10.24]<text:line-break/><text:span text:style-name="Emphasis">JULIAN:</text:span><text:line-break/>They got… they got the balance almost right… </text:p>
              <text:p text:style-name="Text_20_body">[talking over each other]</text:p>
              <text:p text:style-name="Text_20_body"><text:span text:style-name="Emphasis">ANDY:</text:span><text:line-break/>And also… and also because…</text:p>
              <text:p text:style-name="Text_20_body"><text:span text:style-name="Emphasis">JAKE:</text:span><text:line-break/>[inaudible]<text:line-break/>Visa and Mastercard.</text:p>
              <text:p text:style-name="Text_20_body">[19:07:14.18]<text:line-break/><text:span text:style-name="Emphasis">JAKE:</text:span><text:line-break/>I mean, the problem is that the privacy concerns are wrong. Let’s be honest here, right? Electronic currency did that and also let’s talk about… you… you sort of conflated something which I think is wrong to conflate – you suggest the economics of the situation are different with internet than without the internet. You know, when I came here and I bought British pounds I had to give up my social security number, which is my unique identifier in the United States, I had to give up my name, I had to link it to a bank account, I had to give them the money. They reported all the serial numbers and then they took all that information and they report that to the Federal government – to buy, you know, anywhere from one British pound to a thousand British pounds or more, right? So, that’s the analogue…</text:p>
              <text:p text:style-name="Text_20_body">[19:07:54.05]<text:line-break/><text:span text:style-name="Emphasis">JULIAN:</text:span><text:line-break/>You went to the wrong place. You got to go to the Turkish areas.</text:p>
              <text:p text:style-name="Text_20_body"><text:soft-page-break/>[19:07:57.09]<text:line-break/><text:span text:style-name="Emphasis">ANDY:</text:span><text:line-break/>Indian ones, yeah.</text:p>
              <text:p text:style-name="Text_20_body">[19:08:01.08]<text:line-break/><text:span text:style-name="Emphasis">JAKE:</text:span><text:line-break/>Well, yeah. I mean, there… you know, it’s different in the United States so it’s actually harder to get foreign currencies because we’re so far away from everywhere else, but the thing I want to say is that it is… there’s a historical trend of control with regaed to currency and it’s not just in regard to the internet that we see this control. In fact, there are to my understanding ATM machines in banks that record the serial numbers of cash and then track them to do flow analysis on the cash and where it’s spent and who has done stuff with it. So, if we look at those systems and then we look at the internet, the natural progression is that they did not improve the privacy as we migrated to the internet – in fact, they kept it as bad as it was to begin with. And, in this way, I think it’s very important to then look at the trends from the world before the internet to see where we’re headed, and what we find is that if you have a lot of money you can pay a premium to keep your privacy, and if you don’t have a lot of money you almost certainly have no privacy. And so it’s the same with the internet. It’s worse with the internet. Something like Bitcoin is a step in the right direction because when combined with an anonymous communications channel, like Tor for example, that allows you to actually send… I could send, you know, WikiLeaks a Bitcoin over Tor and then, you know, anyone watching this transaction would see a Tor user sending a Bitcoin and now you have, you know, received this. It’s possible to do it – that’s much better in some ways than… than cash.</text:p>
              <text:p text:style-name="Text_20_body">[19:09:23.16]<text:line-break/><text:span text:style-name="Emphasis">JULIAN:</text:span><text:line-break/>Andy, can you compare… this is something I’ve thought about – that we all speak about the privacy of communication and the right to publish, and that’s something that’s quite easy to understand – it has a long history – and, in fact, journalists love to talk about it because they’re protecting their own interests. But if we actually look… if we compare that value to the value of the privacy and freedom of economic interaction, actually every time we see an economic interaction, every time the CIA sees an economic interaction, they can see it’s this party from this location to this party in this location and they have a figure to the value and importance of the interaction. So isn’t – actually – the freedom or privacy of economic interactions more important than the freedom of speech?</text:p>
              <text:p text:style-name="Text_20_body"><text:span text:style-name="Emphasis">JAKE:</text:span><text:line-break/>They’re inherently linked.</text:p>
              <text:p text:style-name="Text_20_body">[19:10:19.12]<text:line-break/><text:span text:style-name="Emphasis">ANDY:</text:span><text:line-break/>Ooh, that’s a very tough one, but actually I think… Now I, er…</text:p>
              <text:p text:style-name="Text_20_body"><text:span text:style-name="Emphasis">JAKE:</text:span><text:line-break/>They’re inherently linked.</text:p>
              <text:p text:style-name="Text_20_body">[19:10:21.23]<text:line-break/><text:span text:style-name="Emphasis">JULIAN:</text:span><text:line-break/><text:soft-page-break/>Because, you know, economic interactions really underpin the whole structure of society…</text:p>
              <text:p text:style-name="Text_20_body">[19:10:29.13]<text:line-break/><text:span text:style-name="Emphasis">ANDY:</text:span><text:line-break/>Yeah, but actually if you…</text:p>
              <text:p text:style-name="Text_20_body">[19:10:30.04]<text:line-break/><text:span text:style-name="Emphasis">JAKE:</text:span><text:line-break/>I think you can tell the difference between the American and European Cypher Punks right here because most of the American Cypher Punks would say that they are exactly the same. Because in a society which has a free market one would argue that where you put your money is where you are speaking.</text:p>
              <text:p text:style-name="Text_20_body">[19:10:43.10]<text:line-break/><text:span text:style-name="Emphasis">JULIAN:</text:span><text:line-break/>Where you put your money is where you put your power.</text:p>
              <text:p text:style-name="Text_20_body">[19:10:45.13]<text:line-break/><text:span text:style-name="Emphasis">JAKE:</text:span><text:line-break/>Exactly. I’m not saying that that is right, that’s almost a mind made to Right attitudes towards… towards this, which maybe is not where we want. Maybe we want a socially constrained capitalism, for example.</text:p>
              <text:p text:style-name="Text_20_body">[19:10:57.11]<text:line-break/><text:span text:style-name="Emphasis">ANDY:</text:span><text:line-break/>But I’m not sure that among… the guys with the most money always have the best arguments in respect to the best thoughts also from minorities or for simply issues that are not about power games of money but that are just issues…</text:p>
              <text:p text:style-name="Text_20_body">[19:11:14.15]<text:line-break/><text:span text:style-name="Emphasis">JULIAN:</text:span><text:line-break/>No, just… if we just look from a simple intelligence perspective: You’ve got a 10 million dollar intelligence budget. You can spy on people’s email interactions or you can have total surveillance of their economic interactions. Which one would you prefer?</text:p>
              <text:p text:style-name="Text_20_body">[19:11:31.20]<text:line-break/><text:span text:style-name="Emphasis">ANDY:</text:span><text:line-break/>Well, these days what they will do is they will say ‘Ok, we’ll just force the payment and bankings to use the internet, so we have both’. And that’s what they did.</text:p>
              <text:p text:style-name="Text_20_body">[laughter]</text:p>
              <text:p text:style-name="Text_20_body"><text:span text:style-name="Emphasis">JAKE:</text:span><text:line-break/>[inaudible]</text:p>
              <text:p text:style-name="Text_20_body">[19:11:45.21]<text:line-break/><text:span text:style-name="Emphasis">ANDY:</text:span><text:line-break/>Yeah, so the…the point is indeed that there is no direct escape here. </text:p>
              <text:p text:style-name="Text_20_body"><text:span text:style-name="Emphasis">JULIAN:</text:span><text:line-break/>And so actually, if we look at the Amaz… if we look at some…</text:p>
              <text:p text:style-name="Text_20_body"><text:soft-page-break/><text:span text:style-name="Emphasis">ANDY:</text:span><text:line-break/>You can do things like using Tor to communi… to protect your communication, you can encrypt your phone calls, you can do secure messaging. With money, it’s a lot more complicated and we have these things called money laundering laws and so on, and they tell us that, you know, drug and terrorist organisations are, like, othewise abusing the…</text:p>
              <text:p text:style-name="Text_20_body">[19:12:19.13]<text:line-break/><text:span text:style-name="Emphasis">JAKE:</text:span><text:line-break/>It’s the Horsemen. Of the Info-pocalypse.</text:p>
              <text:p text:style-name="Text_20_body">[19:12:21.13]<text:line-break/><text:span text:style-name="Emphasis">ANDY:</text:span><text:line-break/>Yes. It’s one of those.</text:p>
              <text:p text:style-name="Text_20_body"><text:span text:style-name="Emphasis">JAKE:</text:span><text:line-break/>It’s the Horsemen. Again.</text:p>
              <text:p text:style-name="Text_20_body"><text:span text:style-name="Emphasis">ANDY:</text:span><text:line-break/>… abusing the infrastructure to do evil things. Actually, I’d be very interested to have more surveillance companies and governments spending to be transparent on these issues, but um… So the question is what do we buy when we provide total anonymity of only the money system? What would happen actually? I think this might lead here and there to interesting areas where people may get themselves a little more easy and say ‘Well, you know, I can raise my voice, I can go to the parliament, but I can also just buy some politicians’, which would um…</text:p>
              <text:p text:style-name="Text_20_body">[19:13:04.13]<text:line-break/><text:span text:style-name="Emphasis">JEREMIE:</text:span><text:line-break/>You’re describing the US, right?…</text:p>
              <text:p text:style-name="Text_20_body">[19:13:07.23]<text:line-break/><text:span text:style-name="Emphasis">JAKE:</text:span><text:line-break/>It’s not anonymous…</text:p>
              <text:p text:style-name="Text_20_body"><text:span text:style-name="Emphasis">JEREMIE:</text:span><text:line-break/>It’s not an official…</text:p>
              <text:p text:style-name="Text_20_body">[19:13:08.07]<text:line-break/><text:span text:style-name="Emphasis">ANDY:</text:span><text:line-break/>I’m not sure this is limited really to the US. You know, in Germany actually we don’t call it corruption, we call it foundations that buy paintings from wives painted of politicians, and so it’s like in the art trade or other areas. So we have better names for it. Maybe in France you call it friendship parties and others call it hiring prostitutes, you know, there’s… For others…</text:p>
              <text:p text:style-name="Text_20_body">[19:13:40.18]<text:line-break/><text:span text:style-name="Emphasis">JEREMIE:</text:span><text:line-break/>But, yeah, in the US it’s particular because the link between the political system and money is so… so tight. Larry Lessig after 10 years of working on copyright issues, said – well, he didn’t really give up – but he said that he gave up on trying to fix copyright because he found out that that problem wasn’t the understanding that politicians had of <text:soft-page-break/>what would a good copyright policy be, but the problem was that there were just too much link to the industrial actors that were pushing for bad copyright regime, and so he launches an initiative, change Congress and so on, and – what was the name of this institution that demonstrated that 99.9 something of the votes of the US Congressmen were directly aligned with where their campaign funding came from? So, there is here a real problem, I think.</text:p>
              <text:p text:style-name="Text_20_body">[19:14:40.05]<text:line-break/><text:span text:style-name="Emphasis">JULIAN:</text:span><text:line-break/>Are you sure it’s a problem, Jeremie? Maybe in fact it is a good attribute that those industries that are productive… those industries that are productive…</text:p>
              <text:p text:style-name="Text_20_body">[19:14:53.12]<text:line-break/><text:span text:style-name="Emphasis">ANDY:</text:span><text:line-break/>I think the devil’s advocate’s drinking my vodka, or whisky or whatever…</text:p>
              <text:p text:style-name="Text_20_body">[all talk over each other]</text:p>
              <text:p text:style-name="Text_20_body">[19:14:57.10]<text:line-break/><text:span text:style-name="Emphasis">JAKE:</text:span><text:line-break/>Jeremie, Jeremie, Jeremie, wait, wait. Let’s actually see if he can actually finish this sentence without cracking up… </text:p>
              <text:p text:style-name="Text_20_body">[laughter]</text:p>
              <text:p text:style-name="Text_20_body"><text:span text:style-name="Emphasis">JEREMIE:</text:span><text:line-break/>Go ahead…</text:p>
              <text:p text:style-name="Text_20_body"><text:span text:style-name="Emphasis">JAKE:</text:span><text:line-break/>Troll us, Master Troll.</text:p>
              <text:p text:style-name="Text_20_body">[19:15:10.23]<text:line-break/><text:span text:style-name="Emphasis">JULIAN:</text:span><text:line-break/>… those industries that are productive, that produce wealth – that produce wealth for the whole society in fact because they are productive – they have the money in order to make sure that they continue to be productive, and that random legislation… random legislation that comes out as a result of political myth-making isn’t constraining their productive activities, and the best way to do that is, in fact, to buy Congressmen, to take the labour of your productive industry and use it to modify the law, to keep the productive nature of the industry going.</text:p>
              <text:p text:style-name="Text_20_body">[19:15:48.08]<text:line-break/><text:span text:style-name="Emphasis">JAKE:</text:span><text:line-break/>Wait, wait – I’ll get this one. Ready? Ready? Right, now ready?…. No.</text:p>
              <text:p text:style-name="Text_20_body">[laughter]</text:p>
              <text:p text:style-name="Text_20_body">[19:15:53.03]<text:line-break/><text:span text:style-name="Emphasis">JULIAN:</text:span><text:line-break/>Why?</text:p>
              <text:p text:style-name="Text_20_body">[19:15:53.06]<text:line-break/><text:span text:style-name="Emphasis">JAKE:</text:span><text:line-break/><text:soft-page-break/>There are a couple of reasons but for one, there is a feedback loop that is extremely negative, so for example, I believe the largest political campaign donor in the state of California is the prison guard union, and part of the reason to do this is because they like to lobby for stronger laws, not because they care about the rule of law but because there is a job incentive. So, if you see that these people are lobbying to create more prisons, to jail more people, to have longer sentences, what is it they are effectively doing? What they’re doing is they’re using the benefit that they actually receive for the labour that was actually beneficial – arguably – in the first place in order to expand the monopoly that the State grants to them in what they are allowed to do.</text:p>
              <text:p text:style-name="Text_20_body">[19:16:32.18]<text:line-break/><text:span text:style-name="Emphasis">JULIAN:</text:span><text:line-break/>So they’re just using it for wealth transfer from actual productive industries to industries that are not productive?</text:p>
              <text:p text:style-name="Text_20_body">[19:16:38.18]<text:line-break/><text:span text:style-name="Emphasis">JAKE:</text:span><text:line-break/>You could sum it up that way, you could also sum it up as…</text:p>
              <text:p text:style-name="Text_20_body">[19:16:39.23]<text:line-break/><text:span text:style-name="Emphasis">JULIAN:</text:span><text:line-break/>But maybe that’s just a small component. I mean, you know, you always… every system is abused, perhaps these, if you like freeriders, that are just involved in wealth transfer, perhaps those… perhaps those are a small element, and in fact the majority… the majority of the lobbying, the majority of the influence on Congress does actually come from productive industries making sure that that the laws continue to permit those productive industries from being productive.</text:p>
              <text:p text:style-name="Text_20_body">[19:17:04.09]<text:line-break/><text:span text:style-name="Emphasis">JAKE:</text:span><text:line-break/>But you can measure that very easily, right, because you can look to see which people wish to promote rent-seeking activities and wish to restrict the freedoms of other people and to restrict their liberties to create a situation in which they themselves could not rise to be where they are today. And when they do those things then you know then something has gone wrong and they’re just protecting the things that they have… that they have essentially, er, that they’ve essentially created through an exploitation – usually by an appeal to emotion where they say ‘Gosh, stop the terrorist, stop the child pornography, stop the money laundering, fight the war on drugs’, and the thing is that maybe those things are all totally reasonable in the context that they’re presented originally, and usually they are, right, because generally speaking, we think that those are bad because in fact there is a serious component in each one of them.</text:p>
              <text:p text:style-name="Text_20_body">[19:17:54.13]<text:line-break/><text:span text:style-name="Emphasis">ANDY:</text:span><text:line-break/>Well, I’d actually like to get back to copyright and give you another example as we had serious issues when cars came up – that, you know, those who were running companies…</text:p>
              <text:p text:style-name="Text_20_body">[19:18:09.07]<text:line-break/><text:span text:style-name="Emphasis">JULIAN:</text:span><text:line-break/><text:soft-page-break/>Car companies?</text:p>
              <text:p text:style-name="Text_20_body">[19:18:10.22]<text:line-break/><text:span text:style-name="Emphasis">ANDY:</text:span><text:line-break/>No, those who ran companies actually transporting passengers with horses actually totally feared that this would like, you know, kill their business, which was true, but maybe it also makes sense, although the poor horses. Actually, I had seen where I was invited to the German Movie Companies Association and before actually my speech there was a professor from a university in Berlin and he spoke super-polite about the evolution of the human race and the development of culture, and that copying thoughts and processing them further on is like the key thing that also – like making movies – is taking themes and putting them into a copy of… you know, make it better understandable… and putting it in a dramaturgic way and so on. and actually… So after his 40 minutes, the moderator brashly disrupted him and said ‘Ok, so after you, you know, just said that we should legalise theft, so let’s see what the guy from the Chaos Computer Club has to say’, and I was thinking ‘Wow, what the fuck? I mean, if I’m going to speak out, will they let me out here alive?’ So, I mean, some industries just have business cases that is not subject serving evolution, ok? This is selfish, sustainable, staying on their de-evolutionary drive, making it even more monopolistic…</text:p>
              <text:p text:style-name="Text_20_body">[19:19:43.23]<text:line-break/><text:span text:style-name="Emphasis">JULIAN:</text:span><text:line-break/>But let me take the other extreme… let me take the other extreme… You can answer to the other extreme. [all laugh]<text:line-break/>Let me take the other extreme. So, the other extreme is that the actions by legislators are not coupled to the wealth of those people who tried to influence their actions. In other words, they’re just coupled to the cultural memes that happen to be floating around, so what people just believe. They’re not intrinsically coupled to whether something is wealth-producing, or wealth-gaining is perhaps a better, more neutral description.</text:p>
              <text:p text:style-name="Text_20_body">[19:20:22.23]<text:line-break/><text:span text:style-name="Emphasis">ANDY:</text:span><text:line-break/>Well, when – you know – cassettes came up, audio tapes came up, also they thought that like…</text:p>
              <text:p text:style-name="Text_20_body">[audio stops]</text:p>
              <text:p text:style-name="Text_20_body">[19:20:35.00]<text:line-break/><text:span text:style-name="Emphasis">ANDY:</text:span><text:line-break/>‘The record industry is going to die’…</text:p>
              <text:p text:style-name="Text_20_body">[19:20:36.13]<text:line-break/><text:span text:style-name="Emphasis">JEREMIE:</text:span><text:line-break/>Yeah, exactly.</text:p>
              <text:p text:style-name="Text_20_body">[19:20:37.16]<text:line-break/><text:span text:style-name="Emphasis">ANDY:</text:span><text:line-break/>The opposite happened, the record industry exploded.</text:p>
              <text:p text:style-name="Text_20_body"><text:span text:style-name="Emphasis">JEREMIE:</text:span><text:line-break/><text:soft-page-break/>Exactly, that’s… that’s the… </text:p>
              <text:p text:style-name="Text_20_body"><text:span text:style-name="Emphasis">ANDY:</text:span><text:line-break/>So that’s like, um, I think you’re missing. I mean, ok, the question is what’s the policy here? So what’s the positive way we could formulate these things?</text:p>
              <text:p text:style-name="Text_20_body">[19:20:50.01]<text:line-break/><text:span text:style-name="Emphasis">JULIAN:</text:span><text:line-break/>I just wonder whether we couldn’t, in fact, sort of standardise the actual practice in the United States, and formalise it so you do simply buy Senators…</text:p>
              <text:p text:style-name="Text_20_body">[19:20:59.08]<text:line-break/><text:span text:style-name="Emphasis">JEREMIE:</text:span><text:line-break/>No, no, no, no.</text:p>
              <text:p text:style-name="Text_20_body">[19:20:59.24]<text:line-break/><text:span text:style-name="Emphasis">JULIAN:</text:span><text:line-break/>So you actually buy them and you actually buy votes in the Senate…</text:p>
              <text:p text:style-name="Text_20_body">[all speak over each other]</text:p>
              <text:p text:style-name="Text_20_body">[19:21:03.14]<text:line-break/><text:span text:style-name="Emphasis">ANDY:</text:span><text:line-break/>Let’s assume we have the money… let’s assume we have the money to buy the…</text:p>
              <text:p text:style-name="Text_20_body">[19:21:07.02]<text:line-break/><text:span text:style-name="Emphasis">JULIAN:</text:span><text:line-break/>Yeah, and that it was all open and it’s buyers here and each one goes to an auction…</text:p>
              <text:p text:style-name="Text_20_body">[19:21:11.01]<text:line-break/><text:span text:style-name="Emphasis">ANDY:</text:span><text:line-break/>… but the weapon industry would still have more money. So… [inaudible]<text:line-break/><text:line-break/>if we would…</text:p>
              <text:p text:style-name="Text_20_body"><text:span text:style-name="Emphasis">JAKE:</text:span><text:line-break/>But that’s because… [inaudible]</text:p>
              <text:p text:style-name="Text_20_body">[19:21:13.14]<text:line-break/><text:span text:style-name="Emphasis">JULIAN:</text:span><text:line-break/>… each one goes for auction. No, I think it wouldn’t, I think it wouldn’t. I actually think the military-industrial complex would be relatively marginalised because their ability to operate behind back doors in a system that is not open to general market bidding is in fact higher than other industries.</text:p>
              <text:p text:style-name="Text_20_body">[all talk over each other]</text:p>
              <text:p text:style-name="Text_20_body">[19:21:34.14]<text:line-break/><text:span text:style-name="Emphasis">JEREMIE:</text:span><text:line-break/>I just want to go back to the…</text:p>
              <text:p text:style-name="Text_20_body">[19:21:35.09]<text:line-break/><text:span text:style-name="Emphasis">JAKE:</text:span><text:line-break/><text:soft-page-break/>… Can I address the clearance thing he just said there? Because there’s a fundamental inequality in the system…</text:p>
              <text:p text:style-name="Text_20_body">[all talk over each other]</text:p>
              <text:p text:style-name="Text_20_body">[19:21:39.02]<text:line-break/><text:span text:style-name="Emphasis">JEREMIE:</text:span><text:line-break/>But this is, but please…</text:p>
              <text:p text:style-name="Text_20_body">[19:21:41.08]<text:line-break/><text:span text:style-name="Emphasis">JAKE:</text:span><text:line-break/>… come on, no…</text:p>
              <text:p text:style-name="Text_20_body"><text:span text:style-name="Emphasis">JEREMIE:</text:span><text:line-break/>… told me there’s a fundamental…</text:p>
              <text:p text:style-name="Text_20_body">[19:21:44.11]<text:line-break/><text:span text:style-name="Emphasis">JULIAN:</text:span><text:line-break/>Jerry, Jerry, Jerry… Go on. Go on.</text:p>
              <text:p text:style-name="Text_20_body">[19:21:44.10]<text:line-break/><text:span text:style-name="Emphasis">JAKE:</text:span><text:line-break/>You want to talk about the fundamental inequality. I mean, you’re the French guy in the room, come on.</text:p>
              <text:p text:style-name="Text_20_body">[19:21:50.02]<text:line-break/><text:span text:style-name="Emphasis">JEREMIE:</text:span><text:line-break/>No actually, I wanted to… to…</text:p>
              <text:p text:style-name="Text_20_body"><text:span text:style-name="Emphasis">JAKE:</text:span><text:line-break/>I mean, that’s the important part, man.</text:p>
              <text:p text:style-name="Text_20_body"><text:span text:style-name="Emphasis">JEREMIE:</text:span><text:line-break/>I wanted to have a take on that on liberal perspective…</text:p>
              <text:p text:style-name="Text_20_body">[19:21:54.09]<text:line-break/><text:span text:style-name="Emphasis">JAKE:</text:span><text:line-break/>Wait, wait, what is that? I mean, when you say liberal in my country, what you mean is something totally different, but it can mean…</text:p>
              <text:p text:style-name="Text_20_body">[all talk over each other]</text:p>
              <text:p text:style-name="Text_20_body"><text:span text:style-name="Emphasis">JEREMIE:</text:span><text:line-break/>Oh, sorry. Yeah, no, I…</text:p>
              <text:p text:style-name="Text_20_body"><text:span text:style-name="Emphasis">ANDY:</text:span><text:line-break/>He means having a less subversive…</text:p>
              <text:p text:style-name="Text_20_body">[19:22:02.20]<text:line-break/><text:span text:style-name="Emphasis">JEREMIE:</text:span><text:line-break/>Like economic liberal, anti-monopolistic liberal and their perspective. When you say let’s let the dominant actors decide what the policy will be, I can answer you from the perspective of what was the internet in the last 15 years, where innovation was so-called bottom up, where um, new practices emerged out of nothing, where a couple of guys in a <text:soft-page-break/>garage invented a technology that spread like, er…</text:p>
              <text:p text:style-name="Text_20_body">[19:22:31.09]<text:line-break/><text:span text:style-name="Emphasis">JULIAN:</text:span><text:line-break/>For near… for nearly everything, for Apple, for Google, for everything – You Tube…</text:p>
              <text:p text:style-name="Text_20_body">[19:22:35.22]<text:line-break/><text:span text:style-name="Emphasis">JEREMIE:</text:span><text:line-break/>For everything… everything that happened on the internet just boomed after being unknown a few months or a few years before, so you cannot predict what will be the next innovation and the pace of innovation is so fast that it has to… to go much faster than the policy-making process so when… when you design a law…</text:p>
              <text:p text:style-name="Text_20_body">[19:23:01.08]<text:line-break/><text:span text:style-name="Emphasis">ANDY:</text:span><text:line-break/>I have a policy suggestion.</text:p>
              <text:p text:style-name="Text_20_body">[19:23:02.06]<text:line-break/><text:span text:style-name="Emphasis">JEREMIE:</text:span><text:line-break/>When you design a law that has an impact on what the market is today, on what the strength relationship between various companies and actors is today, if you strengthen one that is strong already you may ban a new entrance to… to appear and to be more efficient than it is. Or to sum it up, er…</text:p>
              <text:p text:style-name="Text_20_body">[19:23:21.00]<text:line-break/><text:span text:style-name="Emphasis">JULIAN:</text:span><text:line-break/>The market’s got to be regulated to be free…</text:p>
              <text:p text:style-name="Text_20_body">[19:23:22.23]<text:line-break/><text:span text:style-name="Emphasis">JEREMIE:</text:span><text:line-break/>No, but – yeah, of course you have to fight monopolies and you need to have a power that is superior to the power of those companies to… to enforce the bad behaviours – but my point here is that it’s policy has to adapt to society, and not the other way around. We have the impression with the copyright wars that legislator tries to make the whole society change to adapt to a framework that is defined by Hollywood, say. ‘Ok, what you’re doing when you’re… with your new cultural practice is just morally wrong, so if you don’t want to stop it then we’ll design legal tools to make you stop doing what you think is good’. This is not the way to make good policy. A good policy looks at the… the world and adapts from it in order to correct what is wrong and to enable what is good, so I’m convinced that when you enable the most powerful industrial actors to decide what policy should be, you don’t go that way.</text:p>
              <text:p text:style-name="Text_20_body">[19:24:37.15]<text:line-break/><text:span text:style-name="Emphasis">ANDY:</text:span><text:line-break/>Well, there was… </text:p>
              <text:p text:style-name="Text_20_body"><text:span text:style-name="Emphasis">JAKE:</text:span><text:line-break/>Die…</text:p>
              <text:p text:style-name="Text_20_body"><text:span text:style-name="Emphasis">JEREMIE:</text:span><text:line-break/>I’m sorry…</text:p>
              <text:p text:style-name="Text_20_body"><text:soft-page-break/><text:span text:style-name="Emphasis">JULIAN:</text:span><text:line-break/>Alright.</text:p>
              <text:p text:style-name="Text_20_body"><text:span text:style-name="Emphasis">ANDY:</text:span><text:line-break/>No, no, no – I’m just trying to positively get us into thinking would be a good policy. What you just formulated is, for me, at this stage a little too complicated. I’m trying to simplify a little bit, so there is this guy called Heinz von Foerster – like, the godfather of cybernetics – who once made a set of rules and one of the rules was ‘Always act in a way that you maximise, like, you increase the options’. So, that’s like always do things like policies, technology, whatever where you have more, not less options.</text:p>
              <text:p text:style-name="Text_20_body">[19:25:17.18]<text:line-break/><text:span text:style-name="Emphasis">JULIAN:</text:span><text:line-break/>Chess strategy as well.</text:p>
              <text:p text:style-name="Text_20_body">[19:25:21.17]<text:line-break/><text:span text:style-name="Emphasis">ANDY:</text:span><text:line-break/>Possibly, yeah. Um,so the question is – because you mentioned, like, that the limitation of privacy, or let’s say otherwise, the increase of privacy on money actings might have a negative effect, so we need to… think ‘So, well, the money system right now has a specific logic and the question is how do we exclude the money system to take over other areas?’, because it has the ability – unlike the communication sector – to affect and totally limit other areas. So, if you can hire contract killers to do specific things, or if you can buy weapons and engage in a war with other countries, um… then you’re limiting…</text:p>
              <text:p text:style-name="Text_20_body"><text:span text:style-name="Emphasis">JEREMIE:</text:span><text:line-break/>But then maybe you’re limiting other people’s, er…</text:p>
              <text:p text:style-name="Text_20_body">[19:26:10.06]<text:line-break/><text:span text:style-name="Emphasis">JULIAN:</text:span><text:line-break/>… ability to piss you off.</text:p>
              <text:p text:style-name="Text_20_body">[19:26:16.19]<text:line-break/><text:span text:style-name="Emphasis">ANDY:</text:span><text:line-break/>Well, it’s also the ability to limit other people’s option to live, to act, to do whatever…</text:p>
              <text:p text:style-name="Text_20_body">[19:26:23.04]<text:line-break/><text:span text:style-name="Emphasis">JAKE:</text:span><text:line-break/>But that’s the same as communication networks…</text:p>
              <text:p text:style-name="Text_20_body">[19:26:22.17]<text:line-break/><text:span text:style-name="Emphasis">JULIAN:</text:span><text:line-break/>Well, if a lot of people are pissed off…</text:p>
              <text:p text:style-name="Text_20_body">[19:26:22.20]<text:line-break/><text:span text:style-name="Emphasis">JAKE:</text:span><text:line-break/>No, no, that’s the same as communications networks, right, and then I think…</text:p>
              <text:p text:style-name="Text_20_body">[19:26:30.10]<text:line-break/><text:span text:style-name="Emphasis">ANDY:</text:span><text:line-break/>Wait a second. I mean, if I put more money in communications then more people have more options, if I put more weapons on the market…</text:p>
              <text:p text:style-name="Text_20_body"><text:soft-page-break/><text:span text:style-name="Emphasis">JAKE:</text:span><text:line-break/>No, no – you more you have the ability to surveil, the more you have more control.</text:p>
              <text:p text:style-name="Text_20_body"><text:span text:style-name="Emphasis">ANDY:</text:span><text:line-break/>No, no – I want to restrict your weapon market so I want to… [inaudible]</text:p>
              <text:p text:style-name="Text_20_body">[19:26:40.14]<text:line-break/><text:span text:style-name="Emphasis">JAKE:</text:span><text:line-break/>Sure, and you want to restrict my ability to sell that, how do you do that? How do you restrict my ability to transfer wealth? Also through communications networks. Listen, the thing about the bailouts in the United States, it’s not that the… the bailouts, you know… I mean, the bailouts were offensive for a whole bunch of reasons to many people but one of the most offensive things is that it showed that wealth was just a series of bits in a computer system. And some people with their begging in a very effective way allowed many of the high bids to be set, and then what is the question? Why is there value in the system, if you can just cheat the system and get your bids set high? And then everybody else who’s struggling to get along doesn’t even get to be acknowledged as even having bits that are worth flipping in the first place.</text:p>
              <text:p text:style-name="Text_20_body">[19:27:17.03]<text:line-break/><text:span text:style-name="Emphasis">ANDY:</text:span><text:line-break/>So, what you’re saying is we need a totally different economic system? Because value…</text:p>
              <text:p text:style-name="Text_20_body">[19:27:22.16]<text:line-break/><text:span text:style-name="Emphasis">JAKE:</text:span><text:line-break/>No, I’m saying there is an economic value…</text:p>
              <text:p text:style-name="Text_20_body">[19:27:25.01]<text:line-break/><text:span text:style-name="Emphasis">ANDY:</text:span><text:line-break/>…prevailing [inaudible]<text:line-break/>of value is not today attached to economic value.</text:p>
              <text:p text:style-name="Text_20_body">[19:27:30.03]<text:line-break/><text:span text:style-name="Emphasis">JAKE:</text:span><text:line-break/>No I’m saying something…</text:p>
              <text:p text:style-name="Text_20_body">[19:27:32.04]<text:line-break/><text:span text:style-name="Emphasis">ANDY:</text:span><text:line-break/>You can do bad things and generate money with it, and you can generate good things and you will not get a cent.</text:p>
              <text:p text:style-name="Text_20_body">[19:27:36.13]<text:line-break/><text:span text:style-name="Emphasis">JAKE:</text:span><text:line-break/>Well no, what I’m saying is you can’t decouple the economy from communication. I’m not talking about whether or not we need a different economic system, I’m not an economist, you know, I’m not even going to front a slight bid about that, I’m just going to say that there is some value in the communication systems and in the freedom of those communications, just as in there is value in freedom of economic – actual, you know, bartering – whether it’s like I can have the right to give you something in exchange for your labour, just as I have the right to explain an idea and you have the right to tell me, <text:soft-page-break/>you know, what you think of my idea, and we can’t say that the economic… that the economic system exists in some kind of vacuum. The communication system is directly tied together with this, and this is part of society, and in fact this is, I think, tied to this. If we are going to have this sort of reductionist freedom notion, of the three freedoms you mentioned, this is obviously tied to freedom of movement, right, like you cannot even buy a plane ticket now without using a trackable currency essentially, otherwise you’re flagged. Right, if you walk into an airport and you try to buy a ticket on the same day with cash, you’re flagged. You get extra security searches, you cannot fly without identification and if you were to be so unlucky as to buy your plane ticket with a credit card they’ll log everything about you – from your IP address to your browser. I mean, I actually have the Freedom of Information Act data for my Immigration and Customs Enforcement from a couple of years ago, because I thought someday maybe, you know, it would be interesting to look at the differences. And so I caught a… and it sure enough has… Roger, actually, his credit card, his address where he was when he bought me a plane ticket for some work thing, um, the browser that he used and everything about that plane ticket was all put together.</text:p>
              <text:p text:style-name="Text_20_body">[19:29:18.17]<text:line-break/><text:span text:style-name="Emphasis">JULIAN:</text:span><text:line-break/>And that went to the US government, it wasn’t just kept in the commercial processor?</text:p>
              <text:p text:style-name="Text_20_body">[19:29:21.02]<text:line-break/><text:span text:style-name="Emphasis">JAKE:</text:span><text:line-break/>Right. So, the commercial data was collected, sent to the government and they were tied together and the crazy thing here – or the thing that I find to be really crazy – is that it’s actually, it’s essentially the merging of these three things you’re talking about, right? It was my right to travel freely, it was my ability to buy that plane ticket or for someone else to purchase that plane ticket, and it was the ability for me, I mean, effectively to be able to speak – I was going to travel to speak somewhere, and in order to do that I essentially had to make compromises in the other two spheres, and it impacts my ability to do that in fact, especially when I find out later that that is what they have collected and they’ve put it together.</text:p>
              <text:p text:style-name="Text_20_body">[19:29:55.04]<text:line-break/><text:span text:style-name="Emphasis">JULIAN:</text:span><text:line-break/>And can you speak a little bit about this detainment that you’ve had at US airports, and why that has occurred?</text:p>
              <text:p text:style-name="Text_20_body">[19:30:01.15]<text:line-break/><text:span text:style-name="Emphasis">JAKE:</text:span><text:line-break/>Well I mean, you know, they’ve asserted that… that, er, it occurs because I know why.</text:p>
              <text:p text:style-name="Text_20_body">[19:30:09.01]<text:line-break/><text:span text:style-name="Emphasis">ANDY:</text:span><text:line-break/>Well, it’s very simple because…</text:p>
              <text:p text:style-name="Text_20_body">[19:30:10.12]<text:line-break/><text:span text:style-name="Emphasis">JULIAN:</text:span><text:line-break/>But they don’t… they don’t say?</text:p>
              <text:p text:style-name="Text_20_body"><text:soft-page-break/>[19:30:13.14]<text:line-break/><text:span text:style-name="Emphasis">ANDY:</text:span><text:line-break/>Can I… can I try to summarise it, because… ?</text:p>
              <text:p text:style-name="Text_20_body">[19:30:13.04]<text:line-break/><text:span text:style-name="Emphasis">JAKE:</text:span><text:line-break/>Oh, this is going to be rich.</text:p>
              <text:p text:style-name="Text_20_body">[19:30:15.05]<text:line-break/><text:span text:style-name="Emphasis">ANDY:</text:span><text:line-break/>… because technical security and the security of governmental affairs is two things that are totally detached. You can have a totally secure technical system and the government will think it’s no good because they’re… they think security is when they can look into it, when they can control it, so when they can breach the technical security. So, this was not about him trying to approach planes, to kidnap them, to kill anybody, to hijack the plane or whatever.</text:p>
              <text:p text:style-name="Text_20_body"><text:span text:style-name="Emphasis">JAKE:</text:span><text:line-break/>Oh, this was… No, this was…</text:p>
              <text:p text:style-name="Text_20_body"><text:span text:style-name="Emphasis">ANDY:</text:span><text:line-break/>This was about his ability to affect governmental affairs by travelling to other countries, speaking to people, spreading ideas, which is the most dangerous things that happens to governments these days – that people have better ideas than what their policy is.</text:p>
              <text:p text:style-name="Text_20_body">[19:31:01.09]<text:line-break/><text:span text:style-name="Emphasis">JAKE:</text:span><text:line-break/>So, I totally appreciate your complimenting me there in that statement, but I just would like to point out actually, this is way worse than that. Because, you see, this is the data they collect on everyone. And this was before I did anything interesting at all; it was merely the fact that I was travelling and the systems themselves, the architecture promoted this information collection. This is before I was ever stopped for anything, it was before I was deported from Lebanon, it was before the US government took a special interest in me…</text:p>
              <text:p text:style-name="Text_20_body">[19:31:24.05]<text:line-break/><text:span text:style-name="Emphasis">ANDY:</text:span><text:line-break/>Maybe they forecasted it, maybe they saw it earlier than you did.</text:p>
              <text:p text:style-name="Text_20_body">[19:31:28.12]<text:line-break/><text:span text:style-name="Emphasis">JAKE:</text:span><text:line-break/>Of course they did, right – partially because of collecting this data. But, you know, to speak to your point about what it is like, I mean, depending on when, you know, they always give me different answers. But usually they say one response, which is, I mean, uniformly across the board, they say ‘Because we can’. And I say ‘Ok, I do not dispute your authority – well, I do dispute your authority, I do not dispute it now – I merely wish to know why this is happening to me’. Now I… I mean, people tell me all the time ‘Well, isn’t it obvious? You work on Tor’, or ‘You’re sitting next to Julian, what did you expect?’. Right, for example, I have had people literally tell me ‘What did you expect for… for associating with people like this?’, and… and it’s fascinating to me because each of the <text:soft-page-break/>different people essentially – usually in the Customs and Border Protection and Immigration and Customs Enforcement in the United States – usually those groups of people that are holding me will tell me it is because they have the authority to do so more than anything else. I’ve also had them tell me bullshit like ‘Oh, remember 9/11? That’s why’, or ‘Because we want you to answer some questions and this is the place you have the least amount of rights, we assert’, and the stuff that they do in this, you know, in this situation – they’ll deny access to a lawyer, they’ll deny access to a bathroom but they’ll give you water. Right, they will give you something to drink in order – like a diuretic – in order to convince you that you really want to co-operate in some way. They did this to pressure, for political reasons. They asked me questions about how I feel about the Iraq War, how I feel about the Afghani War, um, you know. Basically, all of these steps of the way they repeated the tactics of the FBI during COINTELPRO. For example, where they specifically tried to assert, through their authority, their authority to change political realities in my own life, and to try to pressure me not only to change them, but to give them some special access to what’s going on in my head. And they’ve seized my property. I’m not even, you know, I’m not really at liberty to discuss all of the things that have occurred to me because it’s a very murky grey area where I don’t even know really whether or not, um, all of things that have happened to me, if I’m even allowed to talk about them. Like I was… I think I’m the only… I mean, I’m sure this happened to other people but I’ve never heard of it happening to them. I was in the Toronto Pearson airport once while travelling home from an event where I was there… I was there visiting my family and I was travelling back to Seattle, where I was living at the time, and they detained me, they put me in the secondary screening and then the tertiary screening and then finally into a holding cell. And they held me for so long that I – when I was finally released – and I went, I missed my flight. But there’s a curious thing, which is these pre-detention areas are actually technically US soil on Canadian soil, and so they have a rule though that says that if you miss your flight or it’s so long before the next flight, you have to leave. So I technically got kicked out of America by being detained so long and I had to enter Canada, fly across the country, rent a car, and then drive across the border and when I got to the border they said ‘How long have you been in Canada?’, and I said ‘Well, five hours plus the detainment that happened in Toronto’, so I had been in Amer… you know, I had been in Canada about eight hours, and they were like: ‘Well, come on in, we’re going to detain you again’, and then they ripped my car apart and they took my computer apart and then they looked through all this stuff, and then they held me. They gave me access to a bathroom within half an hour, you know, they were very… they were very merciful, you could say. And this is… this kind of … you know, they call it the border search exception – this kind of behaviour is because they have the ability, they assert, to do this, and no one challenges them about it.</text:p>
              <text:p text:style-name="Text_20_body">[19:34:59.16]<text:line-break/><text:span text:style-name="Emphasis">JULIAN:</text:span><text:line-break/>So, this has… this has happened to you, but Chinese people I speak to, when they speak about the great firewall of China – in the West we talk about this in terms of censorship and that it’s blocking Chinese citizens from coming out and reading what is said about the Chinese government in the West and by Chinese dissidents and by the Falun Gong and so on, and by the BBC and, to be fair, actual propaganda about China – um, but their concern <text:soft-page-break/>is actually not about censorship. Their concern is in order to have it – internet censorship – there must also be internet surveillance. In order to check what someone is looking at, to see whether it is permitted or denied, you must be seeing it, and therefore if you are seeing it you can record it all. And so this has had a tremendous chilling effect on Chinese, not that they’re being censored but they’re… everything that they read is being spied upon and recorded – in fact, that’ss true for all us – so this is something that modifies when people are aware of it. It modifies their behaviour and they become less resolute in complaining about various kinds of authorities.</text:p>
              <text:p text:style-name="Text_20_body">[19:36:10.06]<text:line-break/><text:span text:style-name="Emphasis">JAKE:</text:span><text:line-break/>That’s the wrong answer, though. That’s the wrong answer to that type of influence. I mean, their harassment of me at borders, for example, is not unique in that, you know, every urban American, since September 11 and before, has had to deal with this. It’s just that I refuse to let the privilege of having white skin and US passport go to waste in this, and I refuse to be silent about it because the things that they are doing are wrong, and the power that they are using they are abusing. And we must stand up to those things, just in the same way that there are brave people in China that stand up to this, like Isaac Mao for example. You know, he has been working, I think, very strongly against this type of… of censorship effectively, because the right answer is not… is not to just give in to this type of pressure merely because the government asserts it has the ability to do this.</text:p>
              <text:p text:style-name="Text_20_body">[19:36:58.07]<text:line-break/><text:span text:style-name="Emphasis">JULIAN:</text:span><text:line-break/>But I mean, Jeremie, why not? People have to live their lives – if there’s pressure they should respond, shouldn’t they?</text:p>
              <text:p text:style-name="Text_20_body">[19:37:06.00]<text:line-break/><text:span text:style-name="Emphasis">JEREMIE:</text:span><text:line-break/>But… once again, we’re talking politics because what you say is, basically, that people should stand for their rights – but people should understand why to do so, and then have the… the ability to communicate between each other and do so, er… if you… I had the occasion to talk with some people from China – and I don’t know if they were at some position in the State, or if they were selected for something in order to be able to… to go outside to talk to me – but when talking to them about internet censorship I very often had this answer that ‘Well, it’s for the good of the people. There is censorship, yes, because if there wasn’t censorship then there would be extremist behaviours, there would be things that we would all dislike, and so the government is taking those measures in order to make sure that everything goes well’.</text:p>
              <text:p text:style-name="Text_20_body">[19:38:07.24]<text:line-break/><text:span text:style-name="Emphasis">JAKE:</text:span><text:line-break/>That’s the same argument for organ harvesting. Don’t let those organs go to waste!</text:p>
              <text:p text:style-name="Text_20_body">[19:38:12.06]<text:line-break/><text:span text:style-name="Emphasis">JEREMIE:</text:span><text:line-break/>And so, then if you look at the way Chinese censorship is being done, you see on the technical perspective that it’s one of the most advanced systems existing in the world. </text:p>
              <text:p text:style-name="Text_20_body"><text:soft-page-break/><text:span text:style-name="Emphasis">JAKE:</text:span><text:line-break/>Absoltely.</text:p>
              <text:p text:style-name="Text_20_body"><text:span text:style-name="Emphasis">JEREMIE:</text:span><text:line-break/>And I’ve heard that on Weibo – that is the equivalent of Twitter – the government has the ability to filter some hashtags or…</text:p>
              <text:p text:style-name="Text_20_body">[off camera chat about air and drink]</text:p>
              <text:p text:style-name="Text_20_body">[19:38:57.19]<text:line-break/><text:span text:style-name="Emphasis">JAKE:</text:span><text:line-break/>I mean, I think, you know, it’s important to remember that when people talk about censorship in Asia, they like to talk it about in terms of the ‘othering’ and it’s very important to know that when you search on Google in the United States, they say that they have omitted search results because of legal requirements. I mean, there is a difference between the two – both in how they are implemented and, of course, in the social reality of the how, the why, the where even – but, you know, a big part of that actually is the architecture. For example, over the American internet, it’s very decentralised – it’s very hard to do the Chinese… the Chinese-style censorship in the same respect, and, you know, I think…</text:p>
              <text:p text:style-name="Text_20_body">[19:39:39.10]<text:line-break/><text:span text:style-name="Emphasis">JULIAN:</text:span><text:line-break/>Well, a big chunk of it is Google and you can’t censor Google, and Google is… I mean, there’s a load of pages that reference WikiLeaks that are censored by Google.</text:p>
              <text:p text:style-name="Text_20_body">[19:39:48.01]<text:line-break/><text:span text:style-name="Emphasis">JAKE:</text:span><text:line-break/>Yeah, no doubt. And this is something that actually since the index itself is free, it’s possible to do a differential analysis to find out if there is…</text:p>
              <text:p text:style-name="Text_20_body">[19:39:55.20]<text:line-break/><text:span text:style-name="Emphasis">JULIAN:</text:span><text:line-break/>Yup, in theory, in theory.</text:p>
              <text:p text:style-name="Text_20_body">[19:39:57.02]<text:line-break/><text:span text:style-name="Emphasis">JAKE:</text:span><text:line-break/>Yeah, in theory, yeah. And, I mean, in practice there are some people that are working on that type of censorship detection by looking at the differences from different perspectives in the world. I guess I think that it is… I guess I think that it is important to just… to remember that censorship and surveillance are not issues of ‘other places’ and, you know, people in the West love to talk about how Iranians and the Chinese and North Koreans, they need anonymity and they need freedom and they need all of that stuff, but we don’t need it here. And by ‘here’, usually they mean ‘in the United States’. And it is very important to note that actually it is not just oppressive regimes, because if you happen to be in the top echelon of any regime, it’s not oppressive to you. It turns out, right? But… I mean, we consider the UK to be a wonderful place, we consider… generally, people think Sweden is a pretty great place, and yet you can see that when you fall out of favour with the people in power that, you know, you don’t end up in a favourable position. I mean, but you’re still alive, right? So, I mean, clearly that’s a symbol that it’s a free country – is that <text:soft-page-break/>right?</text:p>
              <text:p text:style-name="Text_20_body">[19:40:57.12]<text:line-break/><text:span text:style-name="Emphasis">JULIAN:</text:span><text:line-break/>I worked hard… to maintain my current position.</text:p>
              <text:p text:style-name="Text_20_body">[19:41:02.01]<text:line-break/><text:span text:style-name="Emphasis">JEREMIE:</text:span><text:line-break/>My point is that…</text:p>
              <text:p text:style-name="Text_20_body">[19:41:03.06]<text:line-break/><text:span text:style-name="Emphasis">JULIAN:</text:span><text:line-break/>But maybe we should actually speak about this. I mean, censorship…</text:p>
              <text:p text:style-name="Text_20_body">[19:41:05.24]<text:line-break/><text:span text:style-name="Emphasis">JEREMIE:</text:span><text:line-break/>About Sweden?</text:p>
              <text:p text:style-name="Text_20_body">[19:41:06.01]<text:line-break/><text:span text:style-name="Emphasis">JULIAN:</text:span><text:line-break/>No, internet censorship in the West. So this is… this is very interesting. I’ve looked at the UK a lot, um, and so that’s a real phenomenon. So, if we go back to 1954 and we look at the great Soviet encyclopaedia – that encyclopaedia, which was distributed everywhere, sometimes had amendments as politics changed in the Soviet Union. so in 1954 Beria, the head of the NKVD, died and fell out of political favour and so his section, which described him in glowing terms, was removed, and was removed by the encyclopaedia authority posting out an amendment which was to be pasted into all of those encyclopaedias, and it was extremely obvious and that is why I’m even mentioning this example. I’m mentioning this example because it was obvious and so detectable that it became part of history, the attempt. Where in United Kingdom we have the Guardian and the other major newspapers ripping out stories from the internet archives without any description, doing it in secret – you go to those pages now and you try and find them, for example on the corrupt billionaire Nadhmi Auchi, and you see ‘Page not found’, and they’re removed from the indexes and so on. </text:p>
              <text:p text:style-name="Text_20_body"><text:span text:style-name="Emphasis">JAKE:</text:span><text:line-break/>They erase history. </text:p>
              <text:p text:style-name="Text_20_body"><text:span text:style-name="Emphasis">JULIAN:</text:span><text:line-break/>They erase history. History is not only modified, it’s ceased to have… ever have existed. It’s undetectable erasure of history in the West, and that’s just post-publication censorship. The pre-publication censorship is vastly more extensive and that’s about self-censorship, and we’ve seen that with the cables working with different partners all over the world, which ones censor out material. I mean, in Der Spiegal they censored out a paragraph about what Merkel was doing – nothing… no human rights concern whatsoever, purely political concerns about Merkel.</text:p>
              <text:p text:style-name="Text_20_body">[19:43:05.01]<text:line-break/><text:span text:style-name="Emphasis">ANDY:</text:span><text:line-break/>Well, you’re right. I mean, the point is that our understanding of freedom of information <text:soft-page-break/>and free flow of information is in some way a very radical new concept if you look at planet Earth. I wouldn’t say it’s much different between Europe and other countries. Well, there is countries who have a democratic framework, which means you can read and understand and maybe even legally fight the censorship infrastructure, but it doesn’t mean it’s not there. While you will have a hard time trying in Saudi Arabia or China…</text:p>
              <text:p text:style-name="Text_20_body">[19:43:39.22]<text:line-break/><text:span text:style-name="Emphasis">JULIAN:</text:span><text:line-break/>My experience… my experience in the West, it is… it is just so much more sophisticated in the number of layers of indirection and obfuscation as about what it is actually happening are there in order to have sort of deniable censorship, so the Guardian…the Guardian redacts…</text:p>
              <text:p text:style-name="Text_20_body">[19:43:57.04]<text:line-break/><text:span text:style-name="Emphasis">ANDY:</text:span><text:line-break/>Well, I mean, Jeremie mentioned the paedo-Nazis, which pretty good summarised the…</text:p>
              <text:p text:style-name="Text_20_body">[19:44:02.12]<text:line-break/><text:span text:style-name="Emphasis">JAKE:</text:span><text:line-break/>We’re back to the paedo-Nazis again.</text:p>
              <text:p text:style-name="Text_20_body"><text:span text:style-name="Emphasis">JEREMIE:</text:span><text:line-break/>Two Horsemen in one.</text:p>
              <text:p text:style-name="Text_20_body">[19:44:04.11]<text:line-break/><text:span text:style-name="Emphasis">ANDY:</text:span><text:line-break/>… which pretty good summarised the German, at least the German or maybe part of the European censoring arguments that was that Germany didn’t want any hate speech-like content on the internet and, of course, if you tell people you need restrict the internet because of paedophiles then you will be able to do anything. Also, it was in an internal working paper of the European Parliament about data retention they also argued ‘Hey, we should talk more about child pornography then people will be in favour’.</text:p>
              <text:p text:style-name="Text_20_body">[19:44:39.20]<text:line-break/><text:span text:style-name="Emphasis">JULIAN:</text:span><text:line-break/>Can you speak to this a little bit? That if we are to censor just one thing, and say just child pornography, then in order to censor child pornography from people reading it, we need to surveil everything that everyone is doing, we need to build that infrastructure, we need to build that system, we need to build a bulk spying and censorship system to censor just one thing.</text:p>
              <text:p text:style-name="Text_20_body">[19:45:05.02]<text:line-break/><text:span text:style-name="Emphasis">ANDY:</text:span><text:line-break/>The German free… Well, it’s in detail in the mechanics it’s like this – the so-called pre-censorship system in Germany obliges you to have a… naming the legal responsible person for whatever you publish. So if you publish something, be it on a piece of paper or on the internet side, without saying who is legally responsible for this content, you already violate the law roughly. This means that, you know, that you put the responsibility attached to it and now you can… you can discuss because if someone violates the law by distributing – let’s say child porn or hate speech – you could also just <text:soft-page-break/>say ‘Ok, we look at where that guy is locating and we catch him off and we put the stuff out of the net’.</text:p>
              <text:p text:style-name="Text_20_body">[19:45:53.02]<text:line-break/><text:span text:style-name="Emphasis">JULIAN:</text:span><text:line-break/>That is we censor the publisher instead of censoring the reader.</text:p>
              <text:p text:style-name="Text_20_body">[19:45:56.22]<text:line-break/><text:span text:style-name="Emphasis">ANDY:</text:span><text:line-break/>Yup. So, and this is… this is like, I mean, watching specific things. I could agree that not everything needs to be available at all times because if I look at hate speech issues there is, you know, sometimes things with private addresses of people and so on that might lead to situations I’m not in favour with. Um, the question is…</text:p>
              <text:p text:style-name="Text_20_body">[19:46:19.22]<text:line-break/><text:span text:style-name="Emphasis">JULIAN:</text:span><text:line-break/>But Andy, but Andy – I mean, this is such a German… such a German thing. I mean, in order to do that, in order to determine what’s going to be acceptable and what’s not you have to have a committee, you have to have appointments to that committee, you have to have a process of appointments to that committee…</text:p>
              <text:p text:style-name="Text_20_body">[19:46:34.14]<text:line-break/><text:span text:style-name="Emphasis">ANDY:</text:span><text:line-break/>Yeah, we have all that bullshit, we have all that bullshit. I mean, the German…</text:p>
              <text:p text:style-name="Text_20_body"><text:span text:style-name="Emphasis">JULIAN:</text:span><text:line-break/>… and then… and then… it’s</text:p>
              <text:p text:style-name="Text_20_body"><text:span text:style-name="Emphasis">ANDY:</text:span><text:line-break/>… the German killings in the Second World War, everything the Nazis did, every property they seized, they gave a receipt, ok – they make a list, it was all bureaucratic acts. I mean, you can say that Germans killed unjustified a lot of people – that’s all true – but they did it in a bureaucratic matter – that’s Germany. And I’m not… I’m not trying to…</text:p>
              <text:p text:style-name="Text_20_body">[19:46:56.17]<text:line-break/><text:span text:style-name="Emphasis">JULIAN:</text:span><text:line-break/>No, but these committees… these committees… If you have someone deciding what should be censored and what not then you have to have two things: first of all, you have to build a technical architecture to do the censorship. You have to build a machine, a nationwide censorship machine…</text:p>
              <text:p text:style-name="Text_20_body"><text:span text:style-name="Emphasis">JAKE:</text:span><text:line-break/>To do it effectively. </text:p>
              <text:p text:style-name="Text_20_body"><text:span text:style-name="Emphasis">JULIAN:</text:span><text:line-break/>… to do it effectively…</text:p>
              <text:p text:style-name="Text_20_body"><text:span text:style-name="Emphasis">ANDY:</text:span><text:line-break/>Absolutely.</text:p>
              <text:p text:style-name="Text_20_body"><text:span text:style-name="Emphasis">JULIAN:</text:span><text:line-break/>… and then secondly, you have to have a committee and a bureaucracy to censor. And that <text:soft-page-break/>committee… that committee inherently has to be secret…</text:p>
              <text:p text:style-name="Text_20_body"><text:span text:style-name="Emphasis">ANDY:</text:span><text:line-break/>Yep.</text:p>
              <text:p text:style-name="Text_20_body"><text:span text:style-name="Emphasis">JULIAN:</text:span><text:line-break/>… because it’s completely useless unless… unless it is secret and therefore you have secret justice.</text:p>
              <text:p text:style-name="Text_20_body">[19:47:30.14]<text:line-break/><text:span text:style-name="Emphasis">ANDY:</text:span><text:line-break/>You know what? We have one good principle in Germany and that is if a law…</text:p>
              <text:p text:style-name="Text_20_body">[19:47:32.20]<text:line-break/><text:span text:style-name="Emphasis">JAKE:</text:span><text:line-break/>Just the one?</text:p>
              <text:p text:style-name="Text_20_body">[19:47:32.22]<text:line-break/><text:span text:style-name="Emphasis">ANDY:</text:span><text:line-break/>If a law… if a law… – yeah, yeah – if a law is unrealistic to be applied for, then it shouldn’t be there. It’s like if a law doesn’t make sense, like if you forbid windmills or whatever, it’s like ‘Hey, come on, forget it’. So the question is if our… I mean, we are inspired from the internet as we know it when it was growing up, from free flow of information, in the sense of free as in unlimited, as in not blocked, not censored, not filtered, and flow as in, you know. So, the question is if our understanding of free flow of information, if we apply that to planet Earth – and it has been roughly applied to planet Earth – we see, of course, that the government’s being affected through it and the way power has been applied and the way censorship has been run – being it pre-censorship, post-censorship or whatever censorship – it all gets in a… we have all learned these complicated conflicts that arise and… So, the question is what is our concept of government or the future of maybe a post-governmental organisation type of use – so maybe WikiLeaks is the first, or one of the first PGOs also – because I’m not sure governments are the right answer to all the problems on this planet, like environmental issues, like issues of human beings …</text:p>
              <text:p text:style-name="Text_20_body">[19:48:55.07]<text:line-break/><text:span text:style-name="Emphasis">JULIAN:</text:span><text:line-break/>Like of government. The governments are not sure either, they’re… I mean, they’re… the barrier between what is government or not – I mean, it’s fuzzed out now.</text:p>
              <text:p text:style-name="Text_20_body">[19:49:00.18]<text:line-break/><text:span text:style-name="Emphasis">JEREMIE:</text:span><text:line-break/>Before… before we go on that… because I have…</text:p>
              <text:p text:style-name="Text_20_body">[19:49:04.14]<text:line-break/><text:span text:style-name="Emphasis">JAKE:</text:span><text:line-break/>No, I have a point about something, like, five conversations back on what’s </text:p>
              <text:p text:style-name="Text_20_body">[19:49:06.12]<text:line-break/><text:span text:style-name="Emphasis">JEREMIE:</text:span><text:line-break/>Mine was three conversations… [all talking at once]<text:line-break/>Ok you start, you start.</text:p>
              <text:p text:style-name="Text_20_body"><text:soft-page-break/>[19:49:10.00]<text:line-break/><text:span text:style-name="Emphasis">JAKE:</text:span><text:line-break/>So I was just going to say that if we… if we… Effectively, if we talk about this in Utopian terms – that’s what you’re talking about where we don’t… we don’t know exactly what it is that we want to build…</text:p>
              <text:p text:style-name="Text_20_body">[19:49:21.12]<text:line-break/><text:span text:style-name="Emphasis">ANDY:</text:span><text:line-break/>Well, that’s like from outer space point of view because when… </text:p>
              <text:p text:style-name="Text_20_body">[19:49:23.04]<text:line-break/><text:span text:style-name="Emphasis">JEREMIE:</text:span><text:line-break/>This is one conversation ago.</text:p>
              <text:p text:style-name="Text_20_body"><text:span text:style-name="Emphasis">ANDY:</text:span><text:line-break/>… we need to, you know, for a moment…if we think…</text:p>
              <text:p text:style-name="Text_20_body">[19:49:27.16]<text:line-break/><text:span text:style-name="Emphasis">JAKE:</text:span><text:line-break/>Yeah. So, I mean, if we’re talking about it in Utopianist terms, we have to actually go back a little bit further. So, you asked me about the harassment I received, you asked about, you know, about censorship in the West and, you know, I talked earlier about Obama’s targeting killing programme, which they say is lawful because there is a process therefore it counts as due process…</text:p>
              <text:p text:style-name="Text_20_body">[19:49:46.03]<text:line-break/><text:span text:style-name="Emphasis">JULIAN:</text:span><text:line-break/>Well, a secret process.</text:p>
              <text:p text:style-name="Text_20_body">[19:49:46.20]<text:line-break/><text:span text:style-name="Emphasis">JAKE:</text:span><text:line-break/>Yeah, so here’s the thing. We can also tie this back to John Gilmore, right? One of John Gilmore’s lawsuits about the… his ability to travel anonymously in the United States resulted in the court literally saying ‘Look, we’re going to consult with the law, which is secret. We will read it and we will find out when we read this secret law whether or not you are allowed to do the thing that you are allowed to do’, and they found when they read the secret law that, in fact, he was allowed to do it, because it did not restrict him in what the secret law said. He never learned what the secret law was at all and later they changed the policies in response to him winning his lawsuit, because the secret law it turns out was not restrictive enough in this way. And so it really…</text:p>
              <text:p text:style-name="Text_20_body">[19:50:25.24]<text:line-break/><text:span text:style-name="Emphasis">JULIAN:</text:span><text:line-break/>So they made it more restrictive?</text:p>
              <text:p text:style-name="Text_20_body">[19:50:28.09]<text:line-break/><text:span text:style-name="Emphasis">JAKE:</text:span><text:line-break/>Effectively, through enabling legislation of the bureaucracy. But it’s important to note the target assassination programme, the harassment that people face at borders, the censorship that we find online, the censorship that corporations perform at the behest of <text:soft-page-break/>a government or at the behest of a corporation, these things all tie back together. And what it really comes down to is that the State has too much power at each of the places that we see these things come out. This is because the power has concentrated in that area and it has attracted people that abuse it, or that push for its use – and even if there are sometimes legitimate cases, what we see is that the world maybe better off if there was not that centralisation, if there was not tendency towards authoritarianism, and that the West is not in any way special with regard to this. Because it turns out that if you have a tsar of cyber-security, well, that’s not so different than a tsar that is in whatever, you know, internal security forces of another nation fifty years ago. I mean, we’re building the same kind of authoritarian control structures, which will attract people to abuse them, and that’s something that we… we try to pretend that it’s different in the West. And it’s not different in the West because there’s a continuum of governance, which is authoritarianism and libertarianism – and I don’t mean in, like, the political party in America sense – but… but in this sense, on that continuum, the United States is very far from the USSR in many, many ways but it’s a lot closer to the USSR than Christiania is in the heart of Copenhagen, in Denmark. And it is even further, I think, from a potential, like, Utopianist world if we went and created a brand new colony on Mars or something. What we might build there we want to move as far away from totalitarianism and from authoritarianism as we can, and these are failings when we don’t have that.</text:p>
              <text:p text:style-name="Text_20_body">[19:52:16.00]<text:line-break/><text:span text:style-name="Emphasis">JULIAN:</text:span><text:line-break/>Jeremie?</text:p>
              <text:p text:style-name="Text_20_body">[19:52:18.17]<text:line-break/><text:span text:style-name="Emphasis">JEREMIE:</text:span><text:line-break/>Once again, I think, indeed all those topics are bound together. I’ll try to make the link between five conversations ago and three conversations ago and what Andy was just saying, because when we talk about concentrating power we once again talk about architecture. And when we talk about internet censorship, it is about centralising the power to determine what people may be able to access or not, and whether it government censorship or also private- owned censorship, it is undue power. We have this example: our website laquadrature.net got censored here in the UK by Orange UK for several weeks. It was among a list of websites that as a service Orange was providing to forbid to the, er, less than 18 years old, so maybe we mention the term child pornography while we were opposing those type of legislations, or maybe they just disliked us because we oppose their policy against net neutrality – we will never know – but we have a private actor here that, as a service, was offering to… to people to remove the ability to access information on the internet, and I see a major risk here beyond the power we give to either Orange or the government of China or whatever, is that…</text:p>
              <text:p text:style-name="Text_20_body">[19:53:42.21]<text:line-break/><text:span text:style-name="Emphasis">JAKE:</text:span><text:line-break/>Clarification, clarification – When you say private in the UK, do you mean that they actually own every line, every fibre connection and everything, or do they actually use some of the State resources? Do they have a duty of care that comes with…?</text:p>
              <text:p text:style-name="Text_20_body">[19:53:54.19]<text:line-break/><text:soft-page-break/><text:span text:style-name="Emphasis">JEREMIE:</text:span><text:line-break/>It was a mobile… it was a mobile phone, so…</text:p>
              <text:p text:style-name="Text_20_body">[19:53:58.04]<text:line-break/><text:span text:style-name="Emphasis">JAKE:</text:span><text:line-break/>Sure, but how were the airwaves licenced? I mean, there’s no State involvement at all? They have no duty of care?</text:p>
              <text:p text:style-name="Text_20_body">[all talk over each other]</text:p>
              <text:p text:style-name="Text_20_body">[19:54:03.19]<text:line-break/><text:span text:style-name="Emphasis">JEREMIE:</text:span><text:line-break/>There’s licensing … they’re cells… they’re cells.</text:p>
              <text:p text:style-name="Text_20_body">[audio stops]</text:p>
              <text:p text:style-name="Text_20_body">[STE-002.wav sound file does not pick up dialogue from end of STE-001.wav file – check other recording for missing dialogue]</text:p>
              <text:p text:style-name="Text_20_body">[19:54:43.13]<text:line-break/><text:span text:style-name="Emphasis">JEREMIE:</text:span><text:line-break/>For everyone, when we are all up here, when we all have the very same capacity to access any content service and application and also the capacity to publish them, where we are all equal universally, they are transforming that.</text:p>
              <text:p text:style-name="Text_20_body">[19:54:57.01]<text:line-break/><text:span text:style-name="Emphasis">JULIAN:</text:span><text:line-break/>Where we all have the ability to communicate with each other equally.</text:p>
              <text:p text:style-name="Text_20_body">[19:54:59.16]<text:line-break/><text:span text:style-name="Emphasis">JEREMIE:</text:span><text:line-break/>Yes, wait, wait, wait, wait. Whoever is they? Whether it’s government or company, they’re changing the architecture of the internet from one universal network to a Balkanisation of small sub-networks. But what we are discussing since the beginning are all global issues, whether we’re talking of the financial system going awry, whether we’re talking of corruption, whether we’re talking about jail politics or energy or environment or… I don’t know. All of these are global problems that mankind is facing today and we have one, still one global tool between our hands that enables better communication, better sharing of knowledge, better participation in political and democratic process. What I feel… what I suspect is that a global universal internet is only tool we have between our hands…</text:p>
              <text:p text:style-name="Text_20_body">[19:55:52.05]<text:line-break/><text:span text:style-name="Emphasis">JULIAN:</text:span><text:line-break/>…to solve global problems.</text:p>
              <text:p text:style-name="Text_20_body">[19:55:55.00]<text:line-break/><text:span text:style-name="Emphasis">JEREMIE:</text:span><text:line-break/>…to address those global issues and this is why this is central fight that we have to fight and that we all have a responsibility here to fight.</text:p>
              <text:p text:style-name="Text_20_body">[19:56:02.13]<text:line-break/><text:span text:style-name="Emphasis">JULIAN:</text:span><text:line-break/><text:soft-page-break/>Andy?</text:p>
              <text:p text:style-name="Text_20_body">[19:56:04.06]<text:line-break/><text:span text:style-name="Emphasis">ANDY:</text:span><text:line-break/>Well, I totally agree that we need to ensure that the internet, as understanding as this… in the understanding of a universal network with free flow of information, that we need to actually not only define that very well, but also to name and to… those companies and those service providers who provide internet, and who provide something they call internet which is, you know, something totally different. But I think we have not answered the key question beyond this filtering thing and I want to give you an example of what I think we need to answer. Some years ago, like ten years ago, we made a protest against Siemens providing a so-called smart filter software. It was a client-based thing…</text:p>
              <text:p text:style-name="Text_20_body">[19:56:53.09]<text:line-break/><text:span text:style-name="Emphasis">JULIAN:</text:span><text:line-break/>Siemens is one of the biggest telcos in Germany.</text:p>
              <text:p text:style-name="Text_20_body">[19:56:58.10]<text:line-break/><text:span text:style-name="Emphasis">ANDY:</text:span><text:line-break/>Also yes, but also provider of the…</text:p>
              <text:p text:style-name="Text_20_body">[19:57:00.17]<text:line-break/><text:span text:style-name="Emphasis">JULIAN:</text:span><text:line-break/>Intel software and…</text:p>
              <text:p text:style-name="Text_20_body">[19:57:02.18]<text:line-break/><text:span text:style-name="Emphasis">ANDY:</text:span><text:line-break/>Yeah. And they actually sold this to companies, this filtering system, so that the employees for example couldn’t know… couldn’t look at the site of the trade unions to inform themselves of their labour rights and so on, but also they blocked the CCC site which made us upset and they called ‘criminal content’ or something, which we also brought a legal issue… but at the Siemens, at an exhibition, we actually decided we’re going to, like, to make a huge protest meeting and we’re going to surround their booths and filter the people coming in and out, and the funny thing was that we announced that to attract as much people as possible on the internet, on our site, and the people on the booth had no fucking clue because they also used the filter software so they couldn’t read the warning that obviously was out there, which harks back also… I know…</text:p>
              <text:p text:style-name="Text_20_body">[19:57:55.17]<text:line-break/><text:span text:style-name="Emphasis">JULIAN:</text:span><text:line-break/>So they… we understand… you see, this sets an example for us…</text:p>
              <text:p text:style-name="Text_20_body">[19:57:58.22]<text:line-break/><text:span text:style-name="Emphasis">ANDY:</text:span><text:line-break/>I know – because also in WikiLeaks there was this case that people couldn’t – even in the accusations against you – couldn’t read the documents in Bradley Manning’s…</text:p>
              <text:p text:style-name="Text_20_body">[19:58:07.08]<text:line-break/><text:span text:style-name="Emphasis">JULIAN:</text:span><text:line-break/>Yeah, so… so the US prosecutors… so the Pentagon set up a filtering system so that any <text:soft-page-break/>email sent to the Pentagon with the word WikiLeaks in it would be filtered, and so the prosecution in attempting to prosecute the case, of course, was mailing back and forth about WikiLeaks and didn’t receive the email replies because they had the word WikiLeaks in them. When we had…</text:p>
              <text:p text:style-name="Text_20_body">[19:58:31.17]<text:line-break/><text:span text:style-name="Emphasis">ANDY:</text:span><text:line-break/>Which brings us back – wait a second – to the really basic question, and the basic question is there is something such as negative-effecting information? So, from a society point of view, do we want censored internet because it’s better for society or not? And even if we talk about child pornography you could argue, saying ‘Wait a moment, this child pornography, like, addresses a problem, that is abuse of children, and in order to solve the problem we need to know the problem, so if you [inaudible]<text:line-break/>it out…</text:p>
              <text:p text:style-name="Text_20_body">[19:59:05.03]<text:line-break/><text:span text:style-name="Emphasis">JAKE:</text:span><text:line-break/>So it provides evidence for the crime.</text:p>
              <text:p text:style-name="Text_20_body"><text:span text:style-name="Emphasis">JULIAN:</text:span><text:line-break/>Well, no… it provides… it provides a lobby.</text:p>
              <text:p text:style-name="Text_20_body">[all talk over each other]</text:p>
              <text:p text:style-name="Text_20_body">[19:59:11.03]<text:line-break/><text:span text:style-name="Emphasis">JEREMIE:</text:span><text:line-break/>… this is about presentation of a crime scene that is obviously degrading…</text:p>
              <text:p text:style-name="Text_20_body">[19:59:13.10]<text:line-break/><text:span text:style-name="Emphasis">JULIAN:</text:span><text:line-break/>It’s obviously degrading to… there’s an argument about the re-victim… re-victimisation. </text:p>
              <text:p text:style-name="Text_20_body"><text:span text:style-name="Emphasis">JEREMIE:</text:span><text:line-break/>This is very difficult…</text:p>
              <text:p text:style-name="Text_20_body">[19:59:18.01]<text:line-break/><text:span text:style-name="Emphasis">ANDY:</text:span><text:line-break/>No, no. I mean, that would be the most radical approach but if we talk about Nazis or whatever, I mean, you still have to say what we’re talking about. I mean, we’re talking about the question that, you know, people who have family will ask themselves: ‘Well, isn’t it better for the society to filter the bad things out so that we only are stuck to the good things?’, or is that not limiting our ability to view the problems and manage them and handle them and take care of them.</text:p>
              <text:p text:style-name="Text_20_body">[19:59:46.05]<text:line-break/><text:span text:style-name="Emphasis">JEREMIE:</text:span><text:line-break/>I think the solution is always another one than censorship. When we talk about child pornography we shouldn’t even use the word pornography, it is a representation of crime scenes of child abuse. </text:p>
              <text:p text:style-name="Text_20_body"><text:span text:style-name="Emphasis">ANDY:</text:span><text:line-break/>Yeah.</text:p>
              <text:p text:style-name="Text_20_body"><text:soft-page-break/><text:span text:style-name="Emphasis">JEREMIE:</text:span><text:line-break/>There’s one thing to… to do is to go the servers, to disable the servers, to identify… identify the people who uploaded the content in order to identify the people who produced the content, who abused their children in the first place. And whenever there is a network of people, a commercial network and so on, go and arrest the people, and when we… we pass laws – and we have one in France – and you have an administrative authority from the Minister of Interior that decide which websites will be blocked access to. When we decide those laws, we remove an incentive to the investigative services to go and find the people who do the bad stuff by saying ‘Oh, we just remove the access to the bad stuff’, like we put a hand on… in front of the eyes of someone looking at the problem, therefore we solved the problem. So, just from that perspective, I think… I think it is… it is enough to describe it like this – where we all agree that we should remove those images from the internet.</text:p>
              <text:p text:style-name="Text_20_body">[20:00:59.13]<text:line-break/><text:span text:style-name="Emphasis">JAKE:</text:span><text:line-break/>I’m sorry, I just… I’m squirming over here, it’s so frustrating to hear the argument that you’re making. I want to throw up, right? Because what you just did is you said ‘I want to use my position of power to assert my authority over other people, I want to erase history’. And, you know, I mean maybe I’m an extremist in this case – and in many other cases, I’m sure – but I’m just… I’m just going to go out on a limb here, you know. This is actually an example of where erasing history does a disservice. Right, it turns out that with the internet we learned that there’s an epidemic in society of child abuse. That’s what we learned with this… with this child pornography issue – you know, I think it’s better to call it child exploitation – we see evidence of this. Covering it up, erasing it is, I think, a travesty to do that because, in fact, you can learn so much about society as a whole. For example, you can learn – and I mean, you know, I’m obviously never going to have a career in politics after I finish this sentence, but I mean, just to clear about this, right? – you learn, for example, who is producing it, you learn about the people that are victimised, it is impossible for people to ignore the problem. It means that you have to…</text:p>
              <text:p text:style-name="Text_20_body">[20:02:01.24]<text:line-break/><text:span text:style-name="Emphasis">ANDY:</text:span><text:line-break/>A lot of people pay for it…</text:p>
              <text:p text:style-name="Text_20_body">[20:02:03.19]<text:line-break/><text:span text:style-name="Emphasis">JAKE:</text:span><text:line-break/>You have to… you have to start searching out the actual… the cause that creates this, which is the exploiters of the children, which I mean, you know, ironically some surveillance technology might be useful here in facial recognition of people looking at the metadata in the images. Erasing that, making sure that we live in a world where it’s possible to erase some stuff and not other stuff, creating these administrative bodies for censorship and for policing – that’s a slippery slope which, as we have seen, has turned directly to copyright. It has turned to many other systems, and just because it is a noble cause to go after that, maybe we should not take the easy way out, maybe in fact we should try to solve crimes, maybe in fact we should try to help those that are victimised, maybe – even though there is a cost to that kind of helping – maybe instead of ignoring <text:soft-page-break/>the problem, we should look at the fact that society as a whole has this big problem and it… and it manifests on the internet in a particular way. Like, for example Polaroid, you know, when they built the Swinger camera, this instant camera for talking pictures, people started to take abusive pictures with those as well, right. But the answer is not to destroy a medium, or to police that medium, it is when you find evidence to prosecute the crimes that the medium has documented. It is not to weaken that medium, it is not to cripple society as a whole over this thing. Because – take for example here, we talk about child pornographers, let’s talk about the police, right. The police on a regular basis in many countries abuse people, right? There are probably more abusive cops on the internet than there are child pornographers on the internet. We in fact…</text:p>
              <text:p text:style-name="Text_20_body">[20:03:33.13]<text:line-break/><text:span text:style-name="Emphasis">JULIAN:</text:span><text:line-break/>There’s almost certainly more.</text:p>
              <text:p text:style-name="Text_20_body">[20:03:36.11]<text:line-break/><text:span text:style-name="Emphasis">JAKE:</text:span><text:line-break/>But we have docu… we know there’s ‘n’ number of policemen in the world and we know there’s ‘x’ number of those policemen that have committed ethical violations – usually violent violations – if we look just at the Occupy movement, for example, we see this. Shall we censor the internet because we know some cops are bad? Shall we cripple the police’s ability to do good policing work?</text:p>
              <text:p text:style-name="Text_20_body">[20:03:54.06]<text:line-break/><text:span text:style-name="Emphasis">JULIAN:</text:span><text:line-break/>Well, there’s a question… there’s a question about re-victimisation. If there’s…</text:p>
              <text:p text:style-name="Text_20_body">[20:03:58.07]<text:line-break/><text:span text:style-name="Emphasis">JAKE:</text:span><text:line-break/>Yes, as long as those cops are online, I am being re-victimised…</text:p>
              <text:p text:style-name="Text_20_body">[20:04:02.06]<text:line-break/><text:span text:style-name="Emphasis">JULIAN:</text:span><text:line-break/>Your image… your image of being beaten by a policeman, you could say this is re-victimisation. I mean, I… I would say that the protection of the integrity of history of what actually happened in our world is more important; that re-victimisation does occur but nonetheless to set up a regime, a censorship regime, which is capable of removing out chunks of history means that we cannot address the problem because we can’t see what the problem is. And the cops I’ve worked with Australia, they’re not happy, actually, about… about filtering systems, because when people can’t see that there’s child pornography on the internet it removes the lobby. It removes a lobby that funds the cops to stop it. </text:p>
              <text:p text:style-name="Text_20_body">[20:04:42.00]<text:line-break/><text:span text:style-name="Emphasis">JEREMIE:</text:span><text:line-break/>The point on which we agree – I think it’s the most important one – is that in the end it’s the individual responsibility of the people who do the content, the child abuse material and things like that, that really matter sand on which cops should work.</text:p>
              <text:p text:style-name="Text_20_body">[20:04:58.21]<text:line-break/><text:soft-page-break/><text:span text:style-name="Emphasis">JAKE:</text:span><text:line-break/>Right, we don’t agree. that’s not what I said.</text:p>
              <text:p text:style-name="Text_20_body">[20:05:01.03]<text:line-break/><text:span text:style-name="Emphasis">JULIAN:</text:span><text:line-break/>No, no, no, Jeremie’s talking about doing, not publishing – there’s a difference.</text:p>
              <text:p text:style-name="Text_20_body">[20:05:04.00]<text:line-break/><text:span text:style-name="Emphasis">JAKE:</text:span><text:line-break/>Are you, are you sure? You said…</text:p>
              <text:p text:style-name="Text_20_body">[20:05:07.03]<text:line-break/><text:span text:style-name="Emphasis">JEREMIE:</text:span><text:line-break/>Yes, I’m talking about…</text:p>
              <text:p text:style-name="Text_20_body">[20:05:07.06]<text:line-break/><text:span text:style-name="Emphasis">JAKE:</text:span><text:line-break/>The production of the content is not the issue, actually.That’s not… Just a minor clarification – if, for example, you have abused a child and Andy took a picture of this as proof, I don’t think Andy should be prosecuted. It’d be…</text:p>
              <text:p text:style-name="Text_20_body"><text:span text:style-name="Emphasis">JEREMIE:</text:span><text:line-break/>No, it’s the people who abuse. Come on, it’s… it’s aiding and abetting…</text:p>
              <text:p text:style-name="Text_20_body">[20:05:19.10]<text:line-break/><text:span text:style-name="Emphasis">ANDY:</text:span><text:line-break/>Yeah right, but I… but some… some people abuse maybe the child to produce the pictures, right?</text:p>
              <text:p text:style-name="Text_20_body">[20:05:25.22]<text:line-break/><text:span text:style-name="Emphasis">JAKE:</text:span><text:line-break/>Of course, of course they do, but I mean there’s …</text:p>
              <text:p text:style-name="Text_20_body">[20:05:29.03]<text:line-break/><text:span text:style-name="Emphasis">ANDY:</text:span><text:line-break/>There is just… I mean, there is also an economic thing involved here. </text:p>
              <text:p text:style-name="Text_20_body">[20:05:34.11]<text:line-break/><text:span text:style-name="Emphasis">JAKE:</text:span><text:line-break/>And so, I agree with that entirely, I’m making a distinction here, which is to say that if the content itself is a historical record which is evidence of a crime, it is evidence of a very serious crime, but we must never lose… we should never lose sight of the fact that there is re-victimisation but there is the original victimisation and that that is actually the core issue, and whether or not there are pictures of it…</text:p>
              <text:p text:style-name="Text_20_body">[20:05:53.07]<text:line-break/><text:span text:style-name="Emphasis">JEREMIE:</text:span>[20:05:53.08]<text:line-break/><text:span text:style-name="Emphasis">JEREMIE:</text:span><text:line-break/>Of course, of course. That’s what I mean. That’s what I mean.</text:p>
              <text:p text:style-name="Text_20_body">[20:05:56.22]<text:line-break/><text:span text:style-name="Emphasis">JAKE:</text:span><text:line-break/><text:soft-page-break/>Whether or not there are pictures is… is almost irrelevant. When there are pictures, it is very important to remember you have to keep your eye on the prize, right, and that the goal there is to actually stop the harm, stop the abuse, right? And a big part of that is making sure that there is evidence and that there is the incentive for the people with the right tools to solve those crimes. I mean, that… that, I think, is incredibly important, and people really lose sight of that because the easy thing to do is to pretend that it doesn’t exist, and then to stop it and say that has stopped the abuse. And it doesn’t.</text:p>
              <text:p text:style-name="Text_20_body">[20:06:27.02]<text:line-break/><text:span text:style-name="Emphasis">ANDY:</text:span><text:line-break/>Yeah. And the trouble is that right now a lot of people will obviously favour the easy solution because it’s very inconvenient to look at the society what’s really going on, and that is… I think that is… I think you do have a chance to get a political situation because it’s not that you’re trying to ban actually problems, you’re not trying to make a policy that ignores the problems, ok, and that is what… what… I mean, in a way this is cyber politics maybe, but this is also a question how a society handles issues, and I do think that… I do have strong doubts there is something such as information that is doing harm directly. It has to do with the ability to filter, of course, and it’s also true I don’t want to see all the pictures that are available on the internet. There’s some I really find, you know, disgusting and distracting but the same is true for the next video store, like, showing movies that are fictional and ugly. So, the question is do I have the ability to handle what I’m seeing and what I’m processing and what I’m reading? And that is the filtering approach. Actually, Wau Holland, the founder of CCC, he said one… a funny sentence that was ‘You know, filtering should be handled in the end user and in the end device of the end user’… the device of the end…</text:p>
              <text:p text:style-name="Text_20_body">[20:08:01.06]<text:line-break/><text:span text:style-name="Emphasis">JULIAN:</text:span><text:line-break/>So… so filtering should be done by the people who receive information.</text:p>
              <text:p text:style-name="Text_20_body">[20:08:02.23]<text:line-break/><text:span text:style-name="Emphasis">ANDY:</text:span><text:line-break/>It should be done here. Here!</text:p>
              <text:p text:style-name="Text_20_body"><text:span text:style-name="Emphasis">JULIAN:</text:span><text:line-break/>In the brain. Yeah.</text:p>
              <text:p text:style-name="Text_20_body"><text:span text:style-name="Emphasis">ANDY:</text:span><text:line-break/>… in the device of the end user, that’s this thing you have between your ears – so there’s where you should filter and it shouldn’t be done by the government on behalf of the people. If the people don’t want to see things, well, they don’t have to, and you do have the requirement actually these days to filter a lot of things anyhow.</text:p>
              <text:p text:style-name="Text_20_body">[20:08:24.09]<text:line-break/><text:span text:style-name="Emphasis">JULIAN:</text:span><text:line-break/>Andy, I spoke recently with the president of Tunisia and I asked him about what was going to happen to the intelligence records of Ben Ali, so the equivalent of the Stasi archives of Tunisia, and he said that while these were very interesting… – and the intelligence agencies, he would have to… they are a problem and they are dangerous and he would <text:soft-page-break/>have to knock them off one by one – but in relation to these archives, he thought it best for the cohesion of Tunisian society that they all be kept secret so there wasn’t a blame game. And you were a young man during the fall of the Stasi in East Germany, can you speak a little bit about the Stasi achieves, and what do you think about this opening up of security archives?</text:p>
              <text:p text:style-name="Text_20_body">[20:09:16.10]<text:line-break/><text:span text:style-name="Emphasis">ANDY:</text:span><text:line-break/>Well, Germany probably has the most well-documented intelligence agency on the planet, or one of those. The German… East German Staatssicherheit, all the handbooks, procedural papers, training documents, internal studies, internal training – all the documents are roughly public. Roughly means that not all of them are easy to access but a lot of them are, and the government has created an own agency to actually take care of the records so German citizens also have the right to view their own Stasi files – so if there was anything stored on them…</text:p>
              <text:p text:style-name="Text_20_body">[20:10:05.07]<text:line-break/><text:span text:style-name="Emphasis">JULIAN:</text:span><text:line-break/>But what has been… so the German government created the BSTU, this big Stasi Archives files distributor, so each German citizen could…</text:p>
              <text:p text:style-name="Text_20_body">[20:10:12.24]<text:line-break/><text:span text:style-name="Emphasis">JULIAN:</text:span><text:line-break/>Yeah, and journalists can apply so-called research enquiries, which is maybe comparable to freedom of information requests, to allow them to study matters and there’s a lot of books and also handbooks of strategic behavioural learnings of how the Stasi applied this and that. Actually, the… I think this is a very good thing to learn from and that is what the president of Tunisia should consider, that he needs to distinguish between two things: the one is personal records – I can understand it is a bit too much to expect that they publish all the personal records the former intelligence agency has raised because the president – the now president – will have to judge about his own records here. and also those of his allies and so on, so and there will also… these intelligence agencies don’t respect privacy, right, so you will have personal records of your sexual, of your telecommunications, of your money transfers, of everything you have done, which you might not want to have disclosed.</text:p>
              <text:p text:style-name="Text_20_body">[20:11:28.05]<text:line-break/><text:span text:style-name="Emphasis">JULIAN:</text:span><text:line-break/>Did you look at the… did you follow the situation with the Ad-Dawla in Egypt, so where the… the domestic state security, 100,000-strong people went in, they looted the archives as the Ad-Dawla tried to burn them and destroy them and dump them in the garbage, and lots of material came out and was… and was spread around the place. You could buy a record for $2 in a local market, upload it to… and it hasn’t destroyed Egyptian society.</text:p>
              <text:p text:style-name="Text_20_body">[20:11:58.09]<text:line-break/><text:span text:style-name="Emphasis">ANDY:</text:span><text:line-break/>No. No, no – the opposite has obviously happened. No, I’m just saying that I do have a bit of an understanding of people don’t want their personal records to be released, I can <text:soft-page-break/>understand that, ok? If I have… if I was living in a country where 40 years…</text:p>
              <text:p text:style-name="Text_20_body"><text:span text:style-name="Emphasis">JULIAN:</text:span><text:line-break/>But what about the German…</text:p>
              <text:p text:style-name="Text_20_body"><text:span text:style-name="Emphasis">ANDY:</text:span><text:line-break/>… of intelligence was after me and every time I go to the loo or I do something that is being record…</text:p>
              <text:p text:style-name="Text_20_body">[20:12:20.15]<text:line-break/><text:span text:style-name="Emphasis">JULIAN:</text:span><text:line-break/>But there’s…but there’s cost-benefit analysis, right? I mean, from… from my perspective, once a rat, always a rat…</text:p>
              <text:p text:style-name="Text_20_body">[20:12:25.06]<text:line-break/><text:span text:style-name="Emphasis">ANDY:</text:span><text:line-break/>Right, but the hacker ethics rough argument is, you know, use public information and protect private information or data, and I do think that if we’re advocating for privacy – and we have very good reasons to do so – we shouldn’t just say there’s a balance of things here. We… we can distinguish here. It’s not that we have to put it all on the public. I mean, the names of…</text:p>
              <text:p text:style-name="Text_20_body">[20:12:51.14]<text:line-break/><text:span text:style-name="Emphasis">JAKE:</text:span><text:line-break/>But there’s a secrecy that, you know, there’s a benefit to that secrecy that has an asymmetry where the people… Ok, let’s take a step back, you argue essentially from a completely flawed point, which is this notion that data is private when it is limited essentially, and that’s just not true. For example, in my country if a million people have a security clearance and they are allowed to access that private data…</text:p>
              <text:p text:style-name="Text_20_body">[20:13:15.14]<text:line-break/><text:span text:style-name="Emphasis">JULIAN:</text:span><text:line-break/>4.3 million…</text:p>
              <text:p text:style-name="Text_20_body">[20:13:17.11]<text:line-break/><text:span text:style-name="Emphasis">JAKE:</text:span><text:line-break/>How can you call it data private </text:p>
              <text:p text:style-name="Text_20_body"><text:span text:style-name="Emphasis">ANDY:</text:span><text:line-break/>Alright.<text:line-break/><text:span text:style-name="Emphasis">JAKE:</text:span><text:line-break/>Right. That’s the problem, right, is that it is not actually truly 100 per cent secret from every person on the planet. It is only secret from the people…</text:p>
              <text:p text:style-name="Text_20_body">[20:13:29.01]<text:line-break/><text:span text:style-name="Emphasis">JULIAN:</text:span><text:line-break/>It’s secret from the powerless and to the powerful then.</text:p>
              <text:p text:style-name="Text_20_body">[20:13:31.24]<text:line-break/><text:span text:style-name="Emphasis">JAKE:</text:span><text:line-break/>Exactly, exactly.</text:p>
              <text:p text:style-name="Text_20_body"><text:soft-page-break/>[20:13:32.04]<text:line-break/><text:span text:style-name="Emphasis">ANDY:</text:span><text:line-break/>Yeah, you’re right, you’re right, ok. But if we want to open the archive entirely… I mean, what has happened in Germany…</text:p>
              <text:p text:style-name="Text_20_body">[20:13:36.18]<text:line-break/><text:span text:style-name="Emphasis">JULIAN:</text:span><text:line-break/>I mean, it has happened in some European countries.</text:p>
              <text:p text:style-name="Text_20_body">[20:13:41.01]<text:line-break/><text:span text:style-name="Emphasis">ANDY:</text:span><text:line-break/>No. I don’t know a single country where all the records have been disclosed.</text:p>
              <text:p text:style-name="Text_20_body">[20:13:44.22]<text:line-break/><text:span text:style-name="Emphasis">JULIAN:</text:span><text:line-break/>But I mean in the greater extent to Germany, records were released. In Poland, for example.</text:p>
              <text:p text:style-name="Text_20_body">[20:13:48.08]<text:line-break/><text:span text:style-name="Emphasis">ANDY:</text:span><text:line-break/>That might be. What has happened actually, and which is the bad side of this deal Germany has done, is that they used the former officers of the German State Security…</text:p>
              <text:p text:style-name="Text_20_body">[20:14:00.17]<text:line-break/><text:span text:style-name="Emphasis">JULIAN:</text:span><text:line-break/>Of the Stasi, to administer the storing of records…</text:p>
              <text:p text:style-name="Text_20_body">[20:14:00.13]<text:line-break/><text:span text:style-name="Emphasis">ANDY:</text:span><text:line-break/>… in order for the Stasi to administrate not only the Stasi records but also part of the ‘New Germany’ so-called, so that’s the unification former Eastern part. And actually, ok, there’s this interesting story that there was a company winning the public tender to clean the building where the records were kept and that company just won the tender because they were the cheapest bidder for the same service than other companies offered, and after just six years, the Stasi they – actually, organisation keeping the records found out – that they had hired indeed a company built up by the former Eastern intelligence to clean their own records, so to clean the house where the records were and…</text:p>
              <text:p text:style-name="Text_20_body">[20:14:43.05]<text:line-break/><text:span text:style-name="Emphasis">JEREMIE:</text:span><text:line-break/>And there was a report on that on WikiLeaks…</text:p>
              <text:p text:style-name="Text_20_body">[20:14:45.08]<text:line-break/><text:span text:style-name="Emphasis">ANDY:</text:span><text:line-break/>Exactly. And…</text:p>
              <text:p text:style-name="Text_20_body"><text:span text:style-name="Emphasis">JEREMIE:</text:span><text:line-break/>I read it. It was great.</text:p>
              <text:p text:style-name="Text_20_body"><text:span text:style-name="Emphasis">ANDY:</text:span><text:line-break/>… WikiLeaks was publishing the record about exactly that, so you are right that once these records are created and they are in the hands of evil people it is hard to declare privacy.</text:p>
              <text:p text:style-name="Text_20_body"><text:soft-page-break/><text:span text:style-name="Emphasis">JAKE:</text:span><text:line-break/>But… but, I mean, it’s not…</text:p>
              <text:p text:style-name="Text_20_body">[20:15:00.20]<text:line-break/><text:span text:style-name="Emphasis">JULIAN:</text:span><text:line-break/>We can go to a broader issue, though. So, the internet has lead to an explosion of the amount of information that is available to the public – extraordinary, it’s just extraordinary, educative function is extraordinary. On the other hand, what is not seen… And people talk about WikiLeaks and they say there’s a… People talk about WikiLeaks and they say ‘Look, all that private government information is now public, the government can’t keep anything secret’, etcetera. I say this is rubbish. I say that WikiLeaks is the shadow of a shadow. In fact, that we have produced over a million words of information and given it to the public is a function of the amount of secret material, the enormous explosion in secret material and, in fact, powerful groups have such a vast amount of secret material now that it dwarfs the amount of publicly available material and the operations of WikiLeaks are just a percentage fraction of this privately held material. So, do you think when you look at the balance between powerful insiders knowing every credit card transaction in the world and on the other hand being able to Google and search for the blogs of the world and people’s comments – how do you see this balance?</text:p>
              <text:p text:style-name="Text_20_body">[20:16:25.13]<text:line-break/><text:span text:style-name="Emphasis">ANDY:</text:span><text:line-break/>Well, of course, I could argue that it is good if all these records get disclosed because people will learn that if they use their credit card they leave a trace. So, some people if we explain it to them they will find this, you know, very plastic, very… very, you know, hard to undersatand and very abstract and so on, and they will understand that the moment they read their own records. Actually, the German…</text:p>
              <text:p text:style-name="Text_20_body">[20:16:51.14]<text:line-break/><text:span text:style-name="Emphasis">JULIAN:</text:span><text:line-break/>If you get your Facebook record, which has – what, did you say?…</text:p>
              <text:p text:style-name="Text_20_body">[20:16:54.21]<text:line-break/><text:span text:style-name="Emphasis">ANDY:</text:span><text:line-break/>Yeah, exactly. Like that.</text:p>
              <text:p text:style-name="Text_20_body">[20:16:56.12]<text:line-break/><text:span text:style-name="Emphasis">JULIAN:</text:span><text:line-break/>800 MB of information about you…</text:p>
              <text:p text:style-name="Text_20_body">[20:16:59.08]<text:line-break/><text:span text:style-name="Emphasis">ANDY:</text:span><text:line-break/>Or the… I know… I know that after the, like, fall-down of the Eastern bloc, this German councillor called… He wanted to unify Germany and the Americans made a condition within the so-called 2+4 talks and they said they wanted to still keep the German telecommunications under their control, under their surveillance and he was thinking it was not important because he was not understanding what telecommunications surveillance is, and I met someone from his office team and they said they were really upset about this and they finally organised to have, like 8,000 papers, 8,000 pages, of <text:soft-page-break/>transcribings of his phone calls the Stasi had made. So they rolled in, like, two like small caddies with all this paperwork into his office, and he said ‘Hey, what the fuck is that?’, they said ‘Oh, that’s your phone calls the last 10 years, also the one with your girlfriends and your wife and your secretary and so on’. And so they made him understand what is telecommunication interception, and indeed these records from this intelligence do help people to understand what the intelligence is doing and so on. So we could argue for a full disclosure and I wouldn’t be sure if we would vote now, I would really oppose it, but I do…</text:p>
              <text:p text:style-name="Text_20_body">[20:18:16.20]<text:line-break/><text:span text:style-name="Emphasis">JULIAN:</text:span><text:line-break/>I don’t even… I don’t even want to talk about that so much, as obviously there are cases where if you’re investigating the mafia, during the period of investigation you should keep the record secret, that’s just obvious, but just this… the difference between the power of information collected by insiders – 4.3 million security clearances now in the United States – these shadow States of information that are… that are starting to develop and swapping with each other and developing alliances and connections with each other and into the private sector and so on, versus the increased size of the commons – so, the internet as a common tool for humanity to speak to itself – and that… and that increase in power. How do you see, Jeremie, the battle in these playing out?</text:p>
              <text:p text:style-name="Text_20_body">[20:19:03.05]<text:line-break/><text:span text:style-name="Emphasis">JEREMIE:</text:span><text:line-break/>Several… several things I note here. This debate about full disclosure makes me think of – was it this group known as LulzSec that at some point released 70 million records from, was it Sony? – all the users’ data from Sony, and you could see all the addresses, email addresses and passwords, and I think there were even credit card details from 70 million users. And, as a fundamental rights activist, I thought ‘Wow, there is something wrong here’ if to… to prove your point or to have fun or to whatever, you disclose people’s personal data. I was very uncomfortable with seeing those people’s email addresses in the record and… and in a way, I thought those people were having fun with computer security, and what they were demonstrating is that a company as notorious and powerful as Sony wasn’t able to keep its users’ secrets, wasn’t able to keep the secrets secret, and in a way, having those 70 million users search in a search engine for their email address or for their name and find this record would make them instantly realise ‘Oh wow, what did I do when I disclosed those data to Sony? What does it mean to give personal data to a company? Can I trust a person…?’</text:p>
              <text:p text:style-name="Text_20_body"><text:span text:style-name="Emphasis">JAKE:</text:span><text:line-break/>Then they shoot the messenger.</text:p>
              <text:p text:style-name="Text_20_body">[20:20:39.03]<text:line-break/><text:span text:style-name="Emphasis">JULIAN:</text:span><text:line-break/>Can I just interrupt for a moment? We have five minutes of film left.</text:p>
              <text:p text:style-name="Text_20_body">[20:20:41.16]<text:line-break/><text:span text:style-name="Emphasis">ANDY:</text:span><text:line-break/>Well, it does create awareness, which is a good thing.</text:p>
              <text:p text:style-name="Text_20_body">[20:20:44.02]<text:line-break/><text:soft-page-break/><text:span text:style-name="Emphasis">JEREMIE:</text:span><text:line-break/>But I thought that digital… I thought that digital technologies enable for an infinity of information? [laughs]</text:p>
              <text:p text:style-name="Text_20_body">[20:20:48.13]<text:line-break/><text:span text:style-name="Emphasis">JULIAN:</text:span><text:line-break/>So… so we have…</text:p>
              <text:p text:style-name="Text_20_body">[20:20:48.19]<text:line-break/><text:span text:style-name="Emphasis">JEREMIE:</text:span><text:line-break/>What the fuck is going on?</text:p>
              <text:p text:style-name="Text_20_body"><text:span text:style-name="Emphasis">JULIAN:</text:span><text:line-break/>Shh! Shh!</text:p>
              <text:p text:style-name="Text_20_body">[20:20:51.08]<text:line-break/><text:span text:style-name="Emphasis">JAKE:</text:span><text:line-break/>I want to add something about Stasi records.</text:p>
              <text:p text:style-name="Text_20_body">[20:20:53.00]<text:line-break/><text:span text:style-name="Emphasis">JULIAN:</text:span><text:line-break/>No, no, no – we have five minutes left. So… so we’ve gone through all these pessimistic scenarios, so now I want to look at the… a potential Utopian scenario, which is we have the radicalisation of internet youth, and now that is approaching the majority of youth, internet youth is approaching the majority of youth, so we have that radicalisation. On the other hand, we have some desperate attempts at anonymisation and free… freedom of publication, freedom of censorship – we have a vast array of State and private sector interactions which are fighting against that – but let’s assume that we take the most positive trajectory. What does it look like?</text:p>
              <text:p text:style-name="Text_20_body">[20:21:36.10]<text:line-break/><text:span text:style-name="Emphasis">JAKE:</text:span><text:line-break/>I think the right to read and the right to speak freely without exceptions for every single person, not one single human being excepted. No exceptions whatsoever. I mean, to quote the… essentially to misquote Bill Hicks, the late Bill Hicks you know, I mean he talked about this with regard to education, clothing and food, but that’s really what it comes down to, everyone has the right to read, everyone has the right to speak freely. In that comes a right to anonymous speech, the ability to be able to pay people in a way where there is no interference from third parties, the ability to travel freely, the ability to correct data about yourself that is in systems. To have transparency and accountability for any systems where we see any sort of agency.</text:p>
              <text:p text:style-name="Text_20_body">[20:22:19.06]<text:line-break/><text:span text:style-name="Emphasis">JULIAN:</text:span><text:line-break/>Andy?</text:p>
              <text:p text:style-name="Text_20_body">[20:22:19.19]<text:line-break/><text:span text:style-name="Emphasis">ANDY:</text:span><text:line-break/>I would add the thought to it that with the increase of information processing systems being around and the network side of it also with the availability of tools like Tor and <text:soft-page-break/>encryption and so on, the amount of data that can be suppressed is pretty low, meaning that governments need to just do that and they know it. They know that acting in secrecy these days just means acting for a matter of time in secrecy, it will be subject to public record sooner or later, and this is a good thing. This changes the way they act. This means they know there is accountability. This also means they actually force whistleblowing inside processes, like in the Sarbanes-Oxley Act requiring companies which are registered in the US stock rate to have a whistleblower infrastructure so that people who need to report about criminal or other misbehaviour of their superiors have a way to report that without being affected directly by the, like, superiors about that they are reporting. So this is a good thing and this will bring more sustainable processes in the long term.</text:p>
              <text:p text:style-name="Text_20_body">[20:23:42.15]<text:line-break/><text:span text:style-name="Emphasis">JULIAN:</text:span><text:line-break/>Jeremie?</text:p>
              <text:p text:style-name="Text_20_body">[20:23:46.06]<text:line-break/><text:span text:style-name="Emphasis">JEREMIE:</text:span><text:line-break/>Well, adding to what Jake just said, I think we must make it clear for everyone that a free, open and universal internet is probably the most important tool that we have to address the global issues that are at stake and that protecting is probably one of the most essential taskss that our generation has between its hands, and that when somebody somewhere – whether it’s a government or company – restricts some people’s ability to access the universal internet it is the whole internet that is affected. It’s the whole of humanity that is being restricted. And that we are witnessing that we can collectively increase the political cost of taking this decision, that we can all of the citizens accessing the free internet deter those behaviours, that – waiting to find something else, something better than the democratic representative system that we live into – we can…</text:p>
              <text:p text:style-name="Text_20_body"><text:span text:style-name="Emphasis">JULIAN:</text:span><text:line-break/>Can I interrupt you, Jeremie?</text:p>
              <text:p text:style-name="Text_20_body">[off camera chat, crew busy]</text:p>
              <text:p text:style-name="Text_20_body">[beginning of dialogue on sound file STE-003.wav does not pick up where dialogue on STE-002 left off]</text:p>
              <text:p text:style-name="Text_20_body"><text:span text:style-name="Emphasis">JAKE:</text:span><text:line-break/>… sixteen year old kid at home that didn’t find the Rubberhose file system yet, and what he needs to know is that he could be the person who is writing that tomorrow, but it will be his version of it, for his context. And I think we should really talk about that because, like, you know, it’s important to talk about building alternatives but, you know, you’ve been there.</text:p>
              <text:p text:style-name="Text_20_body"><text:span text:style-name="Emphasis">JULIAN:</text:span><text:line-break/>After… after Jeremie.</text:p>
              <text:p text:style-name="Text_20_body"><text:span text:style-name="Emphasis">JEREMIE:</text:span><text:line-break/>We have more time for a conclusion now.</text:p>
              <text:p text:style-name="Text_20_body"><text:span text:style-name="Emphasis">JULIAN:</text:span><text:line-break/>After… after Jeremie goes.</text:p>
              <text:p text:style-name="Text_20_body"><text:soft-page-break/><text:span text:style-name="Emphasis">JEREMIE:</text:span><text:line-break/>We have an idea how much time we have? Do we have…? [talks to crew]<text:line-break/>Ok, ok – that’s good. </text:p>
              <text:p text:style-name="Text_20_body">[20:29:14.11]<text:line-break/><text:span text:style-name="Emphasis">JULIAN:</text:span><text:line-break/>So, Jeremie, you were speaking about the importance of fighting for this universal medium that we have which is the internet, which has become our global way to understand global problems and each other.</text:p>
              <text:p text:style-name="Text_20_body">[20:29:29.04]<text:line-break/><text:span text:style-name="Emphasis">JEREMIE:</text:span><text:line-break/>We are beginning to see that as network citizens we have power to wait in the political decisions and that we can make our elected representatives and our government more accountable for what they do when they take bad decisions that affect our fundamental freedoms, and that affect a free global universal internet. So I think we should practice that. We should continue to share knowledge about how to do it. We should continue to improve our ways of action, the way we exchange tactics about going to the parliament, about exposing what the politicians are doing, about exposing the influence of industry lobbies on the policy-making process. That we should continue to build tools to make citizens more able to build their own decentralised encrypted infrastructures, to own their communication infrastructure. That we should promote these ideas in the whole of society as a way to build a better world and that we are beginning to do it – we should just continue.</text:p>
              <text:p text:style-name="Text_20_body">[20:30:42.03]<text:line-break/><text:span text:style-name="Emphasis">JULIAN:</text:span><text:line-break/>Jake, the… what are the… if you look at people like Morozov’s description of the problems in the internet, actually this was shadowed long ago by the Cypher Punks and it wasn’t a view that one should simply complain about the burgeoning surveillance state and so on, but in fact we can, in fact, build the tools of a new democracy. It’s a physical thing. We can actually build them with our minds, distribute them to other people and that technology and science is not neutral, that in fact there are particular forms of technology that can give us these fundamental rights and freedoms that many people have aspired to for so long.</text:p>
              <text:p text:style-name="Text_20_body">[20:31:25.07]<text:line-break/><text:span text:style-name="Emphasis">JAKE:</text:span><text:line-break/>Absolutely. The key thing I think that people should walk away with, especially if there’s some 16 year old or 18 year old person that wishes they could make the world a better place, the thing they have to know is that nobody sitting here and nobody anywhere in the world was born with the accomplishments that they… that they later have on their… on their grave. We all build alternatives. Everybody here has built alternatives and everyone… everyone, esspecially with the internet, is empowered to do that for the context that they exist inside of. And it is not that they have a duty to do it, but it is that if they wish to do this, they can. And if they do that, they will impact many people, especially with regard to the internet. Building those alternatives has an implification, a magnification where… I think you used…</text:p>
              <text:p text:style-name="Text_20_body"><text:soft-page-break/>[20:32:10.05]<text:line-break/><text:span text:style-name="Emphasis">JULIAN:</text:span><text:line-break/>So, just for you, if you build something you can serve it to a billion people.</text:p>
              <text:p text:style-name="Text_20_body">[20:32:16.00]<text:line-break/><text:span text:style-name="Emphasis">JAKE:</text:span><text:line-break/>For example, or if you participate in building an anonymity network, like the Tor network for example – if you participate in that you help to build the alternative of anonymous communication where previously it did not exist.</text:p>
              <text:p text:style-name="Text_20_body">[20:32:25.23]<text:line-break/><text:span text:style-name="Emphasis">JEREMIE:</text:span><text:line-break/>It’s about sharing that knowledge. Sharing the knowledge freely and enabling communication channels for knowledge to flow free, this is what you are doing. Tor wouldn’t be free software, it wouldn’t be as widely spread it is today and it is because we embed in the way we build alternatives and build technology and build models. We embed that notion of… of freedom that we may come up with something.</text:p>
              <text:p text:style-name="Text_20_body">[20:32:53.21]<text:line-break/><text:span text:style-name="Emphasis">JAKE:</text:span><text:line-break/>We need free software for a free world, and we need free and open hardware…</text:p>
              <text:p text:style-name="Text_20_body">[20:32:57.16]<text:line-break/><text:span text:style-name="Emphasis">JULIAN:</text:span><text:line-break/>But by free… by free, you mean unconstrained, people can muck about with the internals, they can see how it operates?</text:p>
              <text:p text:style-name="Text_20_body">[20:33:03.21]<text:line-break/><text:span text:style-name="Emphasis">JAKE:</text:span><text:line-break/>Absolutely. I mean, we need software that is as free as laws in a democracy, where everyone is able to study it, to change it, to be able to really understand it and to ensure that it does what they wish that it would do. Right? Free software, free hardware…</text:p>
              <text:p text:style-name="Text_20_body">[20:33:18.08]<text:line-break/><text:span text:style-name="Emphasis">JULIAN:</text:span><text:line-break/>We had… they had this notion from Cypher Punks that code is law. So, on the…</text:p>
              <text:p text:style-name="Text_20_body"><text:span text:style-name="Emphasis">JEREMIE:</text:span><text:line-break/>That’s from Larry Lessig. </text:p>
              <text:p text:style-name="Text_20_body"><text:span text:style-name="Emphasis">JULIAN:</text:span><text:line-break/>… internet what you can do is defined by what programmes are existing, what programmes run, and therefore code is law.</text:p>
              <text:p text:style-name="Text_20_body">[20:33:31.09]<text:line-break/><text:span text:style-name="Emphasis">JAKE:</text:span><text:line-break/>Yup, absolutely, and what that means is that you can build alternatives, especially in terms of programming but even in terms of 3D printing or in terms of social things like hacker spaces that exist. You can help to build alternatives and the key thing is to drive them home into a normalisation process, one where people become socially very used to being able to build their own 3-dimensional objects, to be able to modify their own <text:soft-page-break/>software, to knowing that when someone blocks that they don’t provide internet access, they provide a filternet or a censornet, and that, in fact, they are violating their duty of care. That these… these people, every single one of us, that’s what we have done with our lives and people should know that they have the ability to do for future generations, and for this generation now. I mean, that’s what I see, that’s why I’m herenow – because if I don’t support you now, in the things that you are going through, what kind of world am I building? What kind of message do I send when I let a bunch of pigs push me around? No way, never. We have to build and we have to change that. We have to – I mean, as Gandhi said, right? – ‘You have to be the change you want to see in the world’, but – you know – you have to be the trouble you want to see in the world, too. So you’ve got to do that, right? I mean, it’s a softer world – I mean, it’s not the same as Gandhi, but I think it’s really important to do that and people need to know that they cannot just sit idly by, they need to actually take action, and hopefully they will.</text:p>
              <text:p text:style-name="Text_20_body">[20:34:52.03]<text:line-break/><text:span text:style-name="Emphasis">JULIAN:</text:span><text:line-break/>Andy?</text:p>
              <text:p text:style-name="Text_20_body">[20:34:53.00]<text:line-break/><text:span text:style-name="Emphasis">ANDY:</text:span><text:line-break/>Well, I think we’re seeing a good chance that people can proceed further on from where we are, and alternatives come from people who are unsatisfied of the situation they find or the options they have, um…</text:p>
              <text:p text:style-name="Text_20_body">[20:35:08.06]<text:line-break/><text:span text:style-name="Emphasis">JULIAN:</text:span><text:line-break/>Can you talk a bit about the CCC in this context? I mean, the CCC…</text:p>
              <text:p text:style-name="Text_20_body"><text:span text:style-name="Emphasis">ANDY:</text:span><text:line-break/>Always CCC… [groans]</text:p>
              <text:p text:style-name="Text_20_body"><text:span text:style-name="Emphasis">JULIAN:</text:span><text:line-break/>… it is unique in the world, actually.</text:p>
              <text:p text:style-name="Text_20_body">[20:35:14.16]<text:line-break/><text:span text:style-name="Emphasis">ANDY:</text:span><text:line-break/>Well, it’s trying to be a galactic organisation and we are… </text:p>
              <text:p text:style-name="Text_20_body"><text:span text:style-name="Emphasis">JULIAN:</text:span><text:line-break/>First of all, so talk to…</text:p>
              <text:p text:style-name="Text_20_body"><text:span text:style-name="Emphasis">ANDY:</text:span><text:line-break/>… we’re… we’re not there yet. Like, we’re still bound a little bit over [inaudible]</text:p>
              <text:p text:style-name="Text_20_body">[20:35:22.04]<text:line-break/><text:span text:style-name="Emphasis">JULIAN:</text:span><text:line-break/>Andy, Andy, tell… what is the CCC?</text:p>
              <text:p text:style-name="Text_20_body">[20:35:24.03]<text:line-break/><text:span text:style-name="Emphasis">ANDY:</text:span><text:line-break/>Ok, the CCC is a… um, actually, um galactic hacker organisation who promotes freedom of information, transparency of technology and cares about the relationship between human <text:soft-page-break/>and technology development, so society and development interacting with each other. And…</text:p>
              <text:p text:style-name="Text_20_body">[20:35:46.15]<text:line-break/><text:span text:style-name="Emphasis">JULIAN:</text:span><text:line-break/>This is… just as a little thing, this has actually become political…</text:p>
              <text:p text:style-name="Text_20_body">[20:35:49.02]<text:line-break/><text:span text:style-name="Emphasis">ANDY:</text:span><text:line-break/>Yeah, whoa, whoa, whoa…</text:p>
              <text:p text:style-name="Text_20_body"><text:span text:style-name="Emphasis">JEREMIE:</text:span><text:line-break/>Tell him talk.</text:p>
              <text:p text:style-name="Text_20_body"><text:span text:style-name="Emphasis">ANDY:</text:span><text:line-break/>… and… and the CCC has become like a forum of the hacker scene with a few thousand members based a little bit in Germany but we don’t understand ourselves as living in Germany, we understand ourselves as living in the internet, which is maybe a big part of… of self-understanding which also attracts. I mean, we are very well-networked with other hacker groups in France, in America and other places… </text:p>
              <text:p text:style-name="Text_20_body">[20:36:13.22]<text:line-break/><text:span text:style-name="Emphasis">JULIAN:</text:span><text:line-break/>And why do you think that this is a German phenomenon?</text:p>
              <text:p text:style-name="Text_20_body">[20:36:17.15]<text:line-break/><text:span text:style-name="Emphasis">JEREMIE:</text:span><text:line-break/>It’s not a German phenomenon…</text:p>
              <text:p text:style-name="Text_20_body">[20:36:17.14]<text:line-break/><text:span text:style-name="Emphasis">JULIAN:</text:span><text:line-break/>No, but it started in Germany, the heart is in Germany – it’s expanded out to the rest of the world. Is… is this…?</text:p>
              <text:p text:style-name="Text_20_body">[20:36:24.14]<text:line-break/><text:span text:style-name="Emphasis">ANDY:</text:span><text:line-break/>Yeah well, the point is that Germans always try to structure everything so, um… </text:p>
              <text:p text:style-name="Text_20_body">[20:36:27.11]<text:line-break/><text:span text:style-name="Emphasis">JEREMIE:</text:span><text:line-break/>German engineering is better.</text:p>
              <text:p text:style-name="Text_20_body">[20:36:28.23]<text:line-break/><text:span text:style-name="Emphasis">JULIAN:</text:span><text:line-break/>No, but I think it’s not just that. It’s the fall – it’s the… it’s this Berlin and it’s the fall of the East.</text:p>
              <text:p text:style-name="Text_20_body">[20:36:36.02]<text:line-break/><text:span text:style-name="Emphasis">ANDY:</text:span><text:line-break/>Well, it has to do with different things. The one thing is that Germany has done the worst thing a country can to do to others, so Germany is maybe a bit more immune to doing those things like starting war with other countries, you know, and these kind of things. <text:soft-page-break/>Because we’ve done it all, we’ve been through it, we have been hardly punished and we had to learn from it, and actually this decentral thinking and anti-fascistic behaviour, like avoiding totalitarian state, is teach in German schools still because we had that at the worst level. And so I think that is part of to understand the CCC, which is a bit of a Germany phenomenon, like Wau Holland, the creator who founded it, he was also having a very heavily political-like approach to this. I saw his father actually at his grave, ok, when his son actually died before him and his father was not saying pleasant words. He said like: ‘…and that there will be never like anything infecting non-peaceful things from German ground again.’ – That was, like, his father’s comment when he brought his son to dead, and that was explaining me a lot about why Wau was so heavily on, like, influence and taking care of people, acting peaceful with each other, and spreading ideas and not limiting, and not behaving like aggressive but like co-operative, and these things. And the thought of co-operative creating things – like open source movements and so on – has been indeed infecting and coming together with thoughts of, you know, American Cypher Punks and, I mean, Julian Assange/WikiLeaks and so on. And this is all like a global thing going on now, which does have very different – and that is good – very decentral cultural attitudes of Swiss, German, Italian hackers. Italian hackers are totally behaving differently than German hackers are – so they need to make where everything they are, they need to make good food; with German hackers, need to have everything well-structured, so – Yeah!…no, it’s really… and, I mean, I’m not saying the one is better than the other, I’m just saying that each of these very decentral cultures has its very beautiful parts and… You know, at the Italian hacker conference you can go to the kitchen and you will see a wonderful place; at the German hacker camp you will see a wonderful internet, but better don’t look at the kitchen. So it’s like very different approaches and the… still, the heart and the whole thing of it is we are creating. And I think we find ourselves in some kind of a common conscious which is totally away from our national identity – from being Germans or from being Italians or from being Americans or whatever – we just see we want to solve problems; we want to work together; we see, you know, this internet censorship, this fight from governments against new technology coming up as some kind of evolutionary situation which we have to overcome. It’s… actually, we are… we are on the way identifying solutions and not only problems, and that is a good thing, so right now we still have to fight a lot of bullshit probably for the next I don’t know how many years, but now finally there’s also coming up a generation of politicians who don’t see the internet as the enemy but also understand that it’s like part of the solution, and not part of the problem. And, I mean, still we have a world built on weapons, on power off of secret-keeping and all that, you know, economic framework and so on – but that is changing and I do think we are very important in the policy-making right now, so to discuss also the issues in a controversial way – and that was something that the CCC has managed for a long time, actually – we are not a homogeneous group or whatever, we have very different opinions. I appreciate also we sit here together and we don’t, you know, come with right… the best answers right away, we just come with questions and we crash our different ideas on the table and see what’s the bottom line. And so, that’s the process I think that needs to go on, and that’s what we need a free internet for. And we need here and there a bit provided by good infrastructure that’s allowing us to also understand what the hell is going on outside also.</text:p>
              <text:p text:style-name="Text_20_body"><text:soft-page-break/>[20:41:06.06]<text:line-break/><text:span text:style-name="Emphasis">JULIAN:</text:span><text:line-break/>It’s a wrap.</text:p>
            </text:section>
          </text:section>
          <text:section text:style-name="Sect1" text:name="widgets">
            <text:p text:style-name="Standard"/>
          </text:section>
        </text:section>
      </text:section>
      <text:section text:style-name="Sect1" text:name="footer">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 svg:font-family="'PT Serif'"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T Serif" fo:font-size="12pt" fo:language="en" fo:country="none" style:letter-kerning="true" style:font-name-asian="Tahoma"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PT Serif" fo:font-size="14pt" style:font-name-asian="Tahoma"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PT Serif" style:font-size-asian="12pt" style:font-name-complex="Arial1"/>
    </style:style>
    <style:style style:name="Caption" style:family="paragraph" style:parent-style-name="Standard" style:class="extra">
      <style:paragraph-properties fo:margin-top="0.0835in" fo:margin-bottom="0.0835in" text:number-lines="false" text:line-number="0"/>
      <style:text-properties style:font-name="PT Serif"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font-name-complex="Ari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Tahoma" style:font-size-asian="24pt" style:font-weight-asian="bold" style:font-name-complex="Ari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1T13:40:33</meta:creation-date>
    <dc:date>2012-07-01T13:41:01</dc:date>
    <meta:editing-duration>P0D</meta:editing-duration>
    <meta:editing-cycles>1</meta:editing-cycles>
    <meta:document-statistic meta:table-count="0" meta:image-count="0" meta:object-count="0" meta:page-count="60" meta:paragraph-count="500" meta:word-count="21765" meta:character-count="124801" meta:non-whitespace-character-count="103496"/>
    <meta:generator>LibreOffice/3.5$MacOSX_x86 LibreOffice_project/165a79a-7059095-e13bb37-fef39a4-9503d18</meta:generator>
  </office:meta>
</office:document-meta>
</file>